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feex_world" table:style-name="ta1">
        <table:shapes>
          <draw:frame draw:z-index="0" draw:style-name="gr1" draw:text-style-name="P1" svg:width="453.51pt" svg:height="255.09pt" svg:x="58.11pt" svg:y="508.25pt">
            <loext:p draw:notify-on-update-of-ranges="lifeex_world.B1:lifeex_world.DP1 lifeex_world.A5:lifeex_world.A5 lifeex_world.B5:lifeex_world.DP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2.98pt" svg:height="255.23pt" svg:x="1696.54pt" svg:y="86.57pt">
            <loext:p draw:notify-on-update-of-ranges="lifeex_world.A1:lifeex_world.A1 lifeex_world.O1:lifeex_world.AD1 lifeex_world.A4:lifeex_world.A4 lifeex_world.O4:lifeex_world.AD4 lifeex_world.A5:lifeex_world.A5 lifeex_world.O5:lifeex_world.AD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2167.03pt" svg:y="66.84pt">
            <loext:p draw:notify-on-update-of-ranges="lifeex_world.A1:lifeex_world.A1 lifeex_world.AC1:lifeex_world.AJ1 lifeex_world.A4:lifeex_world.A4 lifeex_world.AC4:lifeex_world.AJ4 lifeex_world.A5:lifeex_world.A5 lifeex_world.AC5:lifeex_world.AJ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20.4pt" svg:height="180pt" svg:x="2696.63pt" svg:y="67.58pt">
            <loext:p draw:notify-on-update-of-ranges="lifeex_world.A1:lifeex_world.A1 lifeex_world.AH1:lifeex_world.AW1 lifeex_world.A4:lifeex_world.A4 lifeex_world.AH4:lifeex_world.AW4 lifeex_world.A5:lifeex_world.A5 lifeex_world.AH5:lifeex_world.AW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319.69pt" svg:height="180pt" svg:x="3497.5pt" svg:y="106.72pt">
            <loext:p draw:notify-on-update-of-ranges="lifeex_world.AU1:lifeex_world.BV1 lifeex_world.A4:lifeex_world.A4 lifeex_world.AU4:lifeex_world.BV4 lifeex_world.A5:lifeex_world.A5 lifeex_world.AU5:lifeex_world.BV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319.69pt" svg:height="180pt" svg:x="5878.29pt" svg:y="135.35pt">
            <loext:p draw:notify-on-update-of-ranges="lifeex_world.BT1:lifeex_world.CP1 lifeex_world.A4:lifeex_world.A4 lifeex_world.BT4:lifeex_world.CP4 lifeex_world.A5:lifeex_world.A5 lifeex_world.BT5:lifeex_world.CP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319.69pt" svg:height="180pt" svg:x="6953.87pt" svg:y="118.03pt">
            <loext:p draw:notify-on-update-of-ranges="lifeex_world.CO1:lifeex_world.DP1 lifeex_world.A4:lifeex_world.A4 lifeex_world.CO4:lifeex_world.DP4 lifeex_world.A5:lifeex_world.A5 lifeex_world.CO5:lifeex_world.DP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Kuwait life expectancy</text:p>
          </table:table-cell>
          <table:table-cell office:value-type="float" office:value="26.4" calcext:value-type="float">
            <text:p>26.4</text:p>
          </table:table-cell>
          <table:table-cell table:number-columns-repeated="7" office:value-type="float" office:value="26.5" calcext:value-type="float">
            <text:p>26.5</text:p>
          </table:table-cell>
          <table:table-cell table:number-columns-repeated="7" office:value-type="float" office:value="26.6" calcext:value-type="float">
            <text:p>26.6</text:p>
          </table:table-cell>
          <table:table-cell table:number-columns-repeated="3" office:value-type="float" office:value="26.7" calcext:value-type="float">
            <text:p>26.7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26.7" calcext:value-type="float">
            <text:p>26.7</text:p>
          </table:table-cell>
          <table:table-cell table:number-columns-repeated="7" office:value-type="float" office:value="26.8" calcext:value-type="float">
            <text:p>26.8</text:p>
          </table:table-cell>
          <table:table-cell table:number-columns-repeated="7" office:value-type="float" office:value="26.9" calcext:value-type="float">
            <text:p>26.9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9.4" calcext:value-type="float">
            <text:p>29.4</text:p>
          </table:table-cell>
          <table:table-cell office:value-type="float" office:value="31.8" calcext:value-type="float">
            <text:p>31.8</text:p>
          </table:table-cell>
          <table:table-cell office:value-type="float" office:value="34.2" calcext:value-type="float">
            <text:p>34.2</text:p>
          </table:table-cell>
          <table:table-cell office:value-type="float" office:value="36.6" calcext:value-type="float">
            <text:p>36.6</text:p>
          </table:table-cell>
          <table:table-cell office:value-type="float" office:value="39.1" calcext:value-type="float">
            <text:p>39.1</text:p>
          </table:table-cell>
          <table:table-cell office:value-type="float" office:value="41.5" calcext:value-type="float">
            <text:p>41.5</text:p>
          </table:table-cell>
          <table:table-cell office:value-type="float" office:value="43.9" calcext:value-type="float">
            <text:p>43.9</text:p>
          </table:table-cell>
          <table:table-cell office:value-type="float" office:value="46.3" calcext:value-type="float">
            <text:p>46.3</text:p>
          </table:table-cell>
          <table:table-cell office:value-type="float" office:value="48.7" calcext:value-type="float">
            <text:p>48.7</text:p>
          </table:table-cell>
          <table:table-cell office:value-type="float" office:value="51.2" calcext:value-type="float">
            <text:p>51.2</text:p>
          </table:table-cell>
          <table:table-cell office:value-type="float" office:value="53.6" calcext:value-type="float">
            <text:p>53.6</text:p>
          </table:table-cell>
          <table:table-cell office:value-type="float" office:value="54.2" calcext:value-type="float">
            <text:p>54.2</text:p>
          </table:table-cell>
          <table:table-cell office:value-type="float" office:value="55.4" calcext:value-type="float">
            <text:p>55.4</text:p>
          </table:table-cell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float" office:value="58.6" calcext:value-type="float">
            <text:p>58.6</text:p>
          </table:table-cell>
          <table:table-cell office:value-type="float" office:value="59.6" calcext:value-type="float">
            <text:p>59.6</text:p>
          </table:table-cell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float" office:value="62.3" calcext:value-type="float">
            <text:p>62.3</text:p>
          </table:table-cell>
          <table:table-cell office:value-type="float" office:value="63.2" calcext:value-type="float">
            <text:p>63.2</text:p>
          </table:table-cell>
          <table:table-cell office:value-type="float" office:value="64" calcext:value-type="float">
            <text:p>64</text:p>
          </table:table-cell>
          <table:table-cell office:value-type="float" office:value="64.7" calcext:value-type="float">
            <text:p>64.7</text:p>
          </table:table-cell>
          <table:table-cell office:value-type="float" office:value="65.4" calcext:value-type="float">
            <text:p>65.4</text:p>
          </table:table-cell>
          <table:table-cell office:value-type="float" office:value="66.1" calcext:value-type="float">
            <text:p>66.1</text:p>
          </table:table-cell>
          <table:table-cell office:value-type="float" office:value="66.8" calcext:value-type="float">
            <text:p>66.8</text:p>
          </table:table-cell>
          <table:table-cell office:value-type="float" office:value="67.4" calcext:value-type="float">
            <text:p>67.4</text:p>
          </table:table-cell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69.1" calcext:value-type="float">
            <text:p>69.1</text:p>
          </table:table-cell>
          <table:table-cell office:value-type="float" office:value="69.6" calcext:value-type="float">
            <text:p>69.6</text:p>
          </table:table-cell>
          <table:table-cell office:value-type="float" office:value="70.4" calcext:value-type="float">
            <text:p>70.4</text:p>
          </table:table-cell>
          <table:table-cell office:value-type="float" office:value="70.3" calcext:value-type="float">
            <text:p>70.3</text:p>
          </table:table-cell>
          <table:table-cell office:value-type="float" office:value="69.9" calcext:value-type="float">
            <text:p>69.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71.9" calcext:value-type="float">
            <text:p>71.9</text:p>
          </table:table-cell>
          <table:table-cell office:value-type="float" office:value="72.4" calcext:value-type="float">
            <text:p>72.4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3.9" calcext:value-type="float">
            <text:p>73.9</text:p>
          </table:table-cell>
          <table:table-cell office:value-type="float" office:value="74.3" calcext:value-type="float">
            <text:p>74.3</text:p>
          </table:table-cell>
          <table:table-cell office:value-type="float" office:value="74.7" calcext:value-type="float">
            <text:p>74.7</text:p>
          </table:table-cell>
          <table:table-cell office:value-type="float" office:value="75" calcext:value-type="float">
            <text:p>75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7.5" calcext:value-type="float">
            <text:p>77.5</text:p>
          </table:table-cell>
          <table:table-cell office:value-type="float" office:value="76.9" calcext:value-type="float">
            <text:p>76.9</text:p>
          </table:table-cell>
          <table:table-cell office:value-type="float" office:value="76.2" calcext:value-type="float">
            <text:p>76.2</text:p>
          </table:table-cell>
          <table:table-cell office:value-type="float" office:value="75.8" calcext:value-type="float">
            <text:p>75.8</text:p>
          </table:table-cell>
          <table:table-cell table:number-columns-repeated="2" office:value-type="float" office:value="75.7" calcext:value-type="float">
            <text:p>75.7</text:p>
          </table:table-cell>
          <table:table-cell office:value-type="float" office:value="76.2" calcext:value-type="float">
            <text:p>76.2</text:p>
          </table:table-cell>
          <table:table-cell table:number-columns-repeated="2" office:value-type="float" office:value="76.5" calcext:value-type="float">
            <text:p>76.5</text:p>
          </table:table-cell>
          <table:table-cell office:value-type="float" office:value="76.9" calcext:value-type="float">
            <text:p>76.9</text:p>
          </table:table-cell>
          <table:table-cell office:value-type="float" office:value="77.2" calcext:value-type="float">
            <text:p>77.2</text:p>
          </table:table-cell>
          <table:table-cell office:value-type="float" office:value="77.1" calcext:value-type="float">
            <text:p>77.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7.1" calcext:value-type="float">
            <text:p>77.1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78.2" calcext:value-type="float">
            <text:p>78.2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9.7" calcext:value-type="float">
            <text:p>79.7</text:p>
          </table:table-cell>
          <table:table-cell office:value-type="float" office:value="79.9" calcext:value-type="float">
            <text:p>79.9</text:p>
          </table:table-cell>
          <table:table-cell office:value-type="float" office:value="79.8" calcext:value-type="float">
            <text:p>79.8</text:p>
          </table:table-cell>
          <table:table-cell office:value-type="float" office:value="79.7" calcext:value-type="float">
            <text:p>79.7</text:p>
          </table:table-cell>
          <table:table-cell office:value-type="float" office:value="79.8" calcext:value-type="float">
            <text:p>79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World Income</text:p>
          </table:table-cell>
          <table:table-cell office:value-type="float" office:value="2153.58232209605" calcext:value-type="float">
            <text:p>2153.5823220961</text:p>
          </table:table-cell>
          <table:table-cell office:value-type="float" office:value="2200.23902795475" calcext:value-type="float">
            <text:p>2200.2390279548</text:p>
          </table:table-cell>
          <table:table-cell office:value-type="float" office:value="2243.93192982095" calcext:value-type="float">
            <text:p>2243.931929821</text:p>
          </table:table-cell>
          <table:table-cell office:value-type="float" office:value="2274.77467128849" calcext:value-type="float">
            <text:p>2274.7746712885</text:p>
          </table:table-cell>
          <table:table-cell office:value-type="float" office:value="2305.39988615636" calcext:value-type="float">
            <text:p>2305.3998861564</text:p>
          </table:table-cell>
          <table:table-cell office:value-type="float" office:value="2304.38591686089" calcext:value-type="float">
            <text:p>2304.3859168609</text:p>
          </table:table-cell>
          <table:table-cell office:value-type="float" office:value="2386.06657638705" calcext:value-type="float">
            <text:p>2386.0665763871</text:p>
          </table:table-cell>
          <table:table-cell office:value-type="float" office:value="2401.71958766324" calcext:value-type="float">
            <text:p>2401.7195876632</text:p>
          </table:table-cell>
          <table:table-cell office:value-type="float" office:value="2377.7488277586" calcext:value-type="float">
            <text:p>2377.7488277586</text:p>
          </table:table-cell>
          <table:table-cell office:value-type="float" office:value="2485.04110675174" calcext:value-type="float">
            <text:p>2485.0411067518</text:p>
          </table:table-cell>
          <table:table-cell office:value-type="float" office:value="2519.35359263118" calcext:value-type="float">
            <text:p>2519.3535926312</text:p>
          </table:table-cell>
          <table:table-cell office:value-type="float" office:value="2544.22408009595" calcext:value-type="float">
            <text:p>2544.224080096</text:p>
          </table:table-cell>
          <table:table-cell office:value-type="float" office:value="2596.85228855616" calcext:value-type="float">
            <text:p>2596.8522885562</text:p>
          </table:table-cell>
          <table:table-cell office:value-type="float" office:value="2637.91842607636" calcext:value-type="float">
            <text:p>2637.9184260764</text:p>
          </table:table-cell>
          <table:table-cell office:value-type="float" office:value="2520.51110302287" calcext:value-type="float">
            <text:p>2520.5111030229</text:p>
          </table:table-cell>
          <table:table-cell office:value-type="float" office:value="2516.73654374944" calcext:value-type="float">
            <text:p>2516.7365437494</text:p>
          </table:table-cell>
          <table:table-cell office:value-type="float" office:value="2602.48679623585" calcext:value-type="float">
            <text:p>2602.4867962359</text:p>
          </table:table-cell>
          <table:table-cell office:value-type="float" office:value="2552.07756383836" calcext:value-type="float">
            <text:p>2552.0775638384</text:p>
          </table:table-cell>
          <table:table-cell office:value-type="float" office:value="2494.67292435436" calcext:value-type="float">
            <text:p>2494.6729243544</text:p>
          </table:table-cell>
          <table:table-cell office:value-type="float" office:value="2476.71657013165" calcext:value-type="float">
            <text:p>2476.7165701317</text:p>
          </table:table-cell>
          <table:table-cell office:value-type="float" office:value="2459.78718400529" calcext:value-type="float">
            <text:p>2459.7871840053</text:p>
          </table:table-cell>
          <table:table-cell office:value-type="float" office:value="2453.64050137978" calcext:value-type="float">
            <text:p>2453.6405013798</text:p>
          </table:table-cell>
          <table:table-cell office:value-type="float" office:value="2566.83476605491" calcext:value-type="float">
            <text:p>2566.8347660549</text:p>
          </table:table-cell>
          <table:table-cell office:value-type="float" office:value="2634.05211067406" calcext:value-type="float">
            <text:p>2634.0521106741</text:p>
          </table:table-cell>
          <table:table-cell office:value-type="float" office:value="2748.03367233199" calcext:value-type="float">
            <text:p>2748.033672332</text:p>
          </table:table-cell>
          <table:table-cell office:value-type="float" office:value="2845.25488221495" calcext:value-type="float">
            <text:p>2845.254882215</text:p>
          </table:table-cell>
          <table:table-cell office:value-type="float" office:value="2925.61564585636" calcext:value-type="float">
            <text:p>2925.6156458564</text:p>
          </table:table-cell>
          <table:table-cell office:value-type="float" office:value="2986.59713770701" calcext:value-type="float">
            <text:p>2986.597137707</text:p>
          </table:table-cell>
          <table:table-cell office:value-type="float" office:value="3054.10683838385" calcext:value-type="float">
            <text:p>3054.1068383839</text:p>
          </table:table-cell>
          <table:table-cell office:value-type="float" office:value="3141.01679086813" calcext:value-type="float">
            <text:p>3141.0167908681</text:p>
          </table:table-cell>
          <table:table-cell office:value-type="float" office:value="3023.3027613576" calcext:value-type="float">
            <text:p>3023.3027613576</text:p>
          </table:table-cell>
          <table:table-cell office:value-type="float" office:value="2886.343821767" calcext:value-type="float">
            <text:p>2886.343821767</text:p>
          </table:table-cell>
          <table:table-cell office:value-type="float" office:value="2751.67765404024" calcext:value-type="float">
            <text:p>2751.6776540403</text:p>
          </table:table-cell>
          <table:table-cell office:value-type="float" office:value="2775.85471959314" calcext:value-type="float">
            <text:p>2775.8547195932</text:p>
          </table:table-cell>
          <table:table-cell office:value-type="float" office:value="2843.27093768998" calcext:value-type="float">
            <text:p>2843.27093769</text:p>
          </table:table-cell>
          <table:table-cell office:value-type="float" office:value="2965.16206334002" calcext:value-type="float">
            <text:p>2965.16206334</text:p>
          </table:table-cell>
          <table:table-cell office:value-type="float" office:value="3133.78954189303" calcext:value-type="float">
            <text:p>3133.789541893</text:p>
          </table:table-cell>
          <table:table-cell office:value-type="float" office:value="3226.34259625292" calcext:value-type="float">
            <text:p>3226.3425962529</text:p>
          </table:table-cell>
          <table:table-cell office:value-type="float" office:value="3219.68397998544" calcext:value-type="float">
            <text:p>3219.6839799854</text:p>
          </table:table-cell>
          <table:table-cell office:value-type="float" office:value="3340.5770523064" calcext:value-type="float">
            <text:p>3340.5770523064</text:p>
          </table:table-cell>
          <table:table-cell office:value-type="float" office:value="3325.15444808746" calcext:value-type="float">
            <text:p>3325.1544480875</text:p>
          </table:table-cell>
          <table:table-cell office:value-type="float" office:value="3453.26116399902" calcext:value-type="float">
            <text:p>3453.261163999</text:p>
          </table:table-cell>
          <table:table-cell office:value-type="float" office:value="3561.7357796188" calcext:value-type="float">
            <text:p>3561.7357796188</text:p>
          </table:table-cell>
          <table:table-cell office:value-type="float" office:value="3711.18506862447" calcext:value-type="float">
            <text:p>3711.1850686245</text:p>
          </table:table-cell>
          <table:table-cell office:value-type="float" office:value="3704.95413897103" calcext:value-type="float">
            <text:p>3704.954138971</text:p>
          </table:table-cell>
          <table:table-cell office:value-type="float" office:value="3422.67982862691" calcext:value-type="float">
            <text:p>3422.6798286269</text:p>
          </table:table-cell>
          <table:table-cell office:value-type="float" office:value="3151.693570597" calcext:value-type="float">
            <text:p>3151.693570597</text:p>
          </table:table-cell>
          <table:table-cell office:value-type="float" office:value="3228.79515125551" calcext:value-type="float">
            <text:p>3228.7951512555</text:p>
          </table:table-cell>
          <table:table-cell office:value-type="float" office:value="3386.51230831586" calcext:value-type="float">
            <text:p>3386.5123083159</text:p>
          </table:table-cell>
          <table:table-cell office:value-type="float" office:value="3485.89089801957" calcext:value-type="float">
            <text:p>3485.8908980196</text:p>
          </table:table-cell>
          <table:table-cell office:value-type="float" office:value="3682.70899724314" calcext:value-type="float">
            <text:p>3682.7089972432</text:p>
          </table:table-cell>
          <table:table-cell office:value-type="float" office:value="3810.69484554457" calcext:value-type="float">
            <text:p>3810.6948455446</text:p>
          </table:table-cell>
          <table:table-cell office:value-type="float" office:value="3903.0573750116" calcext:value-type="float">
            <text:p>3903.0573750116</text:p>
          </table:table-cell>
          <table:table-cell office:value-type="float" office:value="4035.53272639514" calcext:value-type="float">
            <text:p>4035.5327263952</text:p>
          </table:table-cell>
          <table:table-cell office:value-type="float" office:value="4104.48636009654" calcext:value-type="float">
            <text:p>4104.4863600966</text:p>
          </table:table-cell>
          <table:table-cell office:value-type="float" office:value="4286.26787329536" calcext:value-type="float">
            <text:p>4286.2678732954</text:p>
          </table:table-cell>
          <table:table-cell office:value-type="float" office:value="4404.2999647212" calcext:value-type="float">
            <text:p>4404.2999647212</text:p>
          </table:table-cell>
          <table:table-cell office:value-type="float" office:value="4500.8983517774" calcext:value-type="float">
            <text:p>4500.8983517774</text:p>
          </table:table-cell>
          <table:table-cell office:value-type="float" office:value="4579.17849561976" calcext:value-type="float">
            <text:p>4579.1784956198</text:p>
          </table:table-cell>
          <table:table-cell office:value-type="float" office:value="4699.64904516341" calcext:value-type="float">
            <text:p>4699.6490451634</text:p>
          </table:table-cell>
          <table:table-cell office:value-type="float" office:value="4877.16885696318" calcext:value-type="float">
            <text:p>4877.1688569632</text:p>
          </table:table-cell>
          <table:table-cell office:value-type="float" office:value="4921.86792138588" calcext:value-type="float">
            <text:p>4921.8679213859</text:p>
          </table:table-cell>
          <table:table-cell office:value-type="float" office:value="5044.83107727033" calcext:value-type="float">
            <text:p>5044.8310772703</text:p>
          </table:table-cell>
          <table:table-cell office:value-type="float" office:value="5157.24330723822" calcext:value-type="float">
            <text:p>5157.2433072382</text:p>
          </table:table-cell>
          <table:table-cell office:value-type="float" office:value="5426.68244750019" calcext:value-type="float">
            <text:p>5426.6824475002</text:p>
          </table:table-cell>
          <table:table-cell office:value-type="float" office:value="5602.14971024933" calcext:value-type="float">
            <text:p>5602.1497102493</text:p>
          </table:table-cell>
          <table:table-cell office:value-type="float" office:value="5788.02838722128" calcext:value-type="float">
            <text:p>5788.0283872213</text:p>
          </table:table-cell>
          <table:table-cell office:value-type="float" office:value="5870.29738935343" calcext:value-type="float">
            <text:p>5870.2973893534</text:p>
          </table:table-cell>
          <table:table-cell office:value-type="float" office:value="6074.9777943293" calcext:value-type="float">
            <text:p>6074.9777943293</text:p>
          </table:table-cell>
          <table:table-cell office:value-type="float" office:value="6280.78768493913" calcext:value-type="float">
            <text:p>6280.7876849391</text:p>
          </table:table-cell>
          <table:table-cell office:value-type="float" office:value="6565.16223240132" calcext:value-type="float">
            <text:p>6565.1622324013</text:p>
          </table:table-cell>
          <table:table-cell office:value-type="float" office:value="6710.37466701386" calcext:value-type="float">
            <text:p>6710.3746670139</text:p>
          </table:table-cell>
          <table:table-cell office:value-type="float" office:value="6896.39878283925" calcext:value-type="float">
            <text:p>6896.3987828393</text:p>
          </table:table-cell>
          <table:table-cell office:value-type="float" office:value="7225.3383647495" calcext:value-type="float">
            <text:p>7225.3383647495</text:p>
          </table:table-cell>
          <table:table-cell office:value-type="float" office:value="7362.13305284992" calcext:value-type="float">
            <text:p>7362.1330528499</text:p>
          </table:table-cell>
          <table:table-cell office:value-type="float" office:value="7299.84626380418" calcext:value-type="float">
            <text:p>7299.8462638042</text:p>
          </table:table-cell>
          <table:table-cell office:value-type="float" office:value="7572.78983819691" calcext:value-type="float">
            <text:p>7572.7898381969</text:p>
          </table:table-cell>
          <table:table-cell office:value-type="float" office:value="7717.04168728567" calcext:value-type="float">
            <text:p>7717.0416872857</text:p>
          </table:table-cell>
          <table:table-cell office:value-type="float" office:value="7885.08490157682" calcext:value-type="float">
            <text:p>7885.0849015768</text:p>
          </table:table-cell>
          <table:table-cell office:value-type="float" office:value="8029.66168610687" calcext:value-type="float">
            <text:p>8029.6616861069</text:p>
          </table:table-cell>
          <table:table-cell office:value-type="float" office:value="8058.69892625755" calcext:value-type="float">
            <text:p>8058.6989262576</text:p>
          </table:table-cell>
          <table:table-cell office:value-type="float" office:value="8041.82494078343" calcext:value-type="float">
            <text:p>8041.8249407834</text:p>
          </table:table-cell>
          <table:table-cell office:value-type="float" office:value="7962.25981530352" calcext:value-type="float">
            <text:p>7962.2598153035</text:p>
          </table:table-cell>
          <table:table-cell office:value-type="float" office:value="8016.2172349621" calcext:value-type="float">
            <text:p>8016.2172349621</text:p>
          </table:table-cell>
          <table:table-cell office:value-type="float" office:value="8242.85544283209" calcext:value-type="float">
            <text:p>8242.8554428321</text:p>
          </table:table-cell>
          <table:table-cell office:value-type="float" office:value="8352.35524231656" calcext:value-type="float">
            <text:p>8352.3552423166</text:p>
          </table:table-cell>
          <table:table-cell office:value-type="float" office:value="8453.3209480453" calcext:value-type="float">
            <text:p>8453.3209480453</text:p>
          </table:table-cell>
          <table:table-cell office:value-type="float" office:value="8569.17295275545" calcext:value-type="float">
            <text:p>8569.1729527555</text:p>
          </table:table-cell>
          <table:table-cell office:value-type="float" office:value="8740.91468758981" calcext:value-type="float">
            <text:p>8740.9146875898</text:p>
          </table:table-cell>
          <table:table-cell office:value-type="float" office:value="8837.0853504251" calcext:value-type="float">
            <text:p>8837.0853504251</text:p>
          </table:table-cell>
          <table:table-cell office:value-type="float" office:value="8874.62719446429" calcext:value-type="float">
            <text:p>8874.6271944643</text:p>
          </table:table-cell>
          <table:table-cell office:value-type="float" office:value="8812.89602997494" calcext:value-type="float">
            <text:p>8812.896029975</text:p>
          </table:table-cell>
          <table:table-cell office:value-type="float" office:value="8796.32137552881" calcext:value-type="float">
            <text:p>8796.3213755288</text:p>
          </table:table-cell>
          <table:table-cell office:value-type="float" office:value="8796.46981829983" calcext:value-type="float">
            <text:p>8796.4698182998</text:p>
          </table:table-cell>
          <table:table-cell office:value-type="float" office:value="8926.73074897205" calcext:value-type="float">
            <text:p>8926.7307489721</text:p>
          </table:table-cell>
          <table:table-cell office:value-type="float" office:value="9081.77597373777" calcext:value-type="float">
            <text:p>9081.7759737378</text:p>
          </table:table-cell>
          <table:table-cell office:value-type="float" office:value="9300.30861101012" calcext:value-type="float">
            <text:p>9300.3086110101</text:p>
          </table:table-cell>
          <table:table-cell office:value-type="float" office:value="9531.15836349191" calcext:value-type="float">
            <text:p>9531.1583634919</text:p>
          </table:table-cell>
          <table:table-cell office:value-type="float" office:value="9638.03532020284" calcext:value-type="float">
            <text:p>9638.0353202028</text:p>
          </table:table-cell>
          <table:table-cell office:value-type="float" office:value="9852.32367218461" calcext:value-type="float">
            <text:p>9852.3236721846</text:p>
          </table:table-cell>
          <table:table-cell office:value-type="float" office:value="10195.7749103508" calcext:value-type="float">
            <text:p>10195.7749103508</text:p>
          </table:table-cell>
          <table:table-cell office:value-type="float" office:value="10300.1959547444" calcext:value-type="float">
            <text:p>10300.1959547444</text:p>
          </table:table-cell>
          <table:table-cell office:value-type="float" office:value="10448.5487574861" calcext:value-type="float">
            <text:p>10448.5487574861</text:p>
          </table:table-cell>
          <table:table-cell office:value-type="float" office:value="10694.9210114088" calcext:value-type="float">
            <text:p>10694.9210114088</text:p>
          </table:table-cell>
          <table:table-cell office:value-type="float" office:value="11137.2985951956" calcext:value-type="float">
            <text:p>11137.2985951956</text:p>
          </table:table-cell>
          <table:table-cell office:value-type="float" office:value="11529.4752292528" calcext:value-type="float">
            <text:p>11529.4752292528</text:p>
          </table:table-cell>
          <table:table-cell office:value-type="float" office:value="11989.4732947166" calcext:value-type="float">
            <text:p>11989.4732947166</text:p>
          </table:table-cell>
          <table:table-cell office:value-type="float" office:value="12492.6185059619" calcext:value-type="float">
            <text:p>12492.6185059619</text:p>
          </table:table-cell>
          <table:table-cell office:value-type="float" office:value="12695.2796894794" calcext:value-type="float">
            <text:p>12695.2796894794</text:p>
          </table:table-cell>
          <table:table-cell office:value-type="float" office:value="12513.2486242987" calcext:value-type="float">
            <text:p>12513.2486242987</text:p>
          </table:table-cell>
          <table:table-cell office:value-type="float" office:value="13002.5874630304" calcext:value-type="float">
            <text:p>13002.5874630304</text:p>
          </table:table-cell>
          <table:table-cell office:value-type="float" office:value="13376.5926023753" calcext:value-type="float">
            <text:p>13376.5926023753</text:p>
          </table:table-cell>
          <table:table-cell office:value-type="float" office:value="13643.7877866463" calcext:value-type="float">
            <text:p>13643.7877866463</text:p>
          </table:table-cell>
          <table:table-cell office:value-type="float" office:value="13947.5380948117" calcext:value-type="float">
            <text:p>13947.5380948117</text:p>
          </table:table-cell>
          <table:table-cell office:value-type="float" office:value="14257.3260103267" calcext:value-type="float">
            <text:p>14257.3260103267</text:p>
          </table:table-cell>
          <table:table-cell office:value-type="float" office:value="14542.1723077129" calcext:value-type="float">
            <text:p>14542.1723077129</text:p>
          </table:table-cell>
          <table:table-cell office:value-type="float" office:value="14820.536428995" calcext:value-type="float">
            <text:p>14820.536428995</text:p>
          </table:table-cell>
          <table:table-cell office:value-type="float" office:value="15168.8967810791" calcext:value-type="float">
            <text:p>15168.8967810791</text:p>
          </table:table-cell>
          <table:table-cell office:value-type="float" office:value="15542.1035163261" calcext:value-type="float">
            <text:p>15542.1035163261</text:p>
          </table:table-cell>
        </table:table-row>
        <table:table-row table:style-name="ro1">
          <table:table-cell office:value-type="string" calcext:value-type="string">
            <text:p>Kuwait Income</text:p>
          </table:table-cell>
          <table:table-cell office:value-type="float" office:value="2200" calcext:value-type="float">
            <text:p>2200</text:p>
          </table:table-cell>
          <table:table-cell office:value-type="float" office:value="2230" calcext:value-type="float">
            <text:p>2230</text:p>
          </table:table-cell>
          <table:table-cell office:value-type="float" office:value="2270" calcext:value-type="float">
            <text:p>2270</text:p>
          </table:table-cell>
          <table:table-cell office:value-type="float" office:value="2300" calcext:value-type="float">
            <text:p>2300</text:p>
          </table:table-cell>
          <table:table-cell office:value-type="float" office:value="2330" calcext:value-type="float">
            <text:p>2330</text:p>
          </table:table-cell>
          <table:table-cell office:value-type="float" office:value="2370" calcext:value-type="float">
            <text:p>2370</text:p>
          </table:table-cell>
          <table:table-cell office:value-type="float" office:value="2400" calcext:value-type="float">
            <text:p>2400</text:p>
          </table:table-cell>
          <table:table-cell office:value-type="float" office:value="2440" calcext:value-type="float">
            <text:p>2440</text:p>
          </table:table-cell>
          <table:table-cell office:value-type="float" office:value="2470" calcext:value-type="float">
            <text:p>2470</text:p>
          </table:table-cell>
          <table:table-cell office:value-type="float" office:value="2510" calcext:value-type="float">
            <text:p>2510</text:p>
          </table:table-cell>
          <table:table-cell office:value-type="float" office:value="2540" calcext:value-type="float">
            <text:p>2540</text:p>
          </table:table-cell>
          <table:table-cell office:value-type="float" office:value="2580" calcext:value-type="float">
            <text:p>2580</text:p>
          </table:table-cell>
          <table:table-cell office:value-type="float" office:value="2620" calcext:value-type="float">
            <text:p>2620</text:p>
          </table:table-cell>
          <table:table-cell office:value-type="float" office:value="2660" calcext:value-type="float">
            <text:p>2660</text:p>
          </table:table-cell>
          <table:table-cell office:value-type="float" office:value="2590" calcext:value-type="float">
            <text:p>2590</text:p>
          </table:table-cell>
          <table:table-cell office:value-type="float" office:value="2520" calcext:value-type="float">
            <text:p>2520</text:p>
          </table:table-cell>
          <table:table-cell office:value-type="float" office:value="2450" calcext:value-type="float">
            <text:p>2450</text:p>
          </table:table-cell>
          <table:table-cell office:value-type="float" office:value="2380" calcext:value-type="float">
            <text:p>2380</text:p>
          </table:table-cell>
          <table:table-cell office:value-type="float" office:value="2320" calcext:value-type="float">
            <text:p>2320</text:p>
          </table:table-cell>
          <table:table-cell office:value-type="float" office:value="2340" calcext:value-type="float">
            <text:p>2340</text:p>
          </table:table-cell>
          <table:table-cell office:value-type="float" office:value="2350" calcext:value-type="float">
            <text:p>2350</text:p>
          </table:table-cell>
          <table:table-cell office:value-type="float" office:value="2370" calcext:value-type="float">
            <text:p>2370</text:p>
          </table:table-cell>
          <table:table-cell office:value-type="float" office:value="2340" calcext:value-type="float">
            <text:p>2340</text:p>
          </table:table-cell>
          <table:table-cell office:value-type="float" office:value="2320" calcext:value-type="float">
            <text:p>2320</text:p>
          </table:table-cell>
          <table:table-cell office:value-type="float" office:value="2300" calcext:value-type="float">
            <text:p>2300</text:p>
          </table:table-cell>
          <table:table-cell office:value-type="float" office:value="2280" calcext:value-type="float">
            <text:p>2280</text:p>
          </table:table-cell>
          <table:table-cell office:value-type="float" office:value="2260" calcext:value-type="float">
            <text:p>2260</text:p>
          </table:table-cell>
          <table:table-cell office:value-type="float" office:value="2240" calcext:value-type="float">
            <text:p>2240</text:p>
          </table:table-cell>
          <table:table-cell office:value-type="float" office:value="2210" calcext:value-type="float">
            <text:p>2210</text:p>
          </table:table-cell>
          <table:table-cell office:value-type="float" office:value="2030" calcext:value-type="float">
            <text:p>2030</text:p>
          </table:table-cell>
          <table:table-cell office:value-type="float" office:value="1860" calcext:value-type="float">
            <text:p>1860</text:p>
          </table:table-cell>
          <table:table-cell office:value-type="float" office:value="1710" calcext:value-type="float">
            <text:p>1710</text:p>
          </table:table-cell>
          <table:table-cell office:value-type="float" office:value="1570" calcext:value-type="float">
            <text:p>1570</text:p>
          </table:table-cell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  <table:table-cell office:value-type="float" office:value="1460" calcext:value-type="float">
            <text:p>1460</text:p>
          </table:table-cell>
          <table:table-cell office:value-type="float" office:value="1480" calcext:value-type="float">
            <text:p>1480</text:p>
          </table:table-cell>
          <table:table-cell office:value-type="float" office:value="1490" calcext:value-type="float">
            <text:p>1490</text:p>
          </table:table-cell>
          <table:table-cell office:value-type="float" office:value="1500" calcext:value-type="float">
            <text:p>1500</text:p>
          </table:table-cell>
          <table:table-cell office:value-type="float" office:value="1520" calcext:value-type="float">
            <text:p>1520</text:p>
          </table:table-cell>
          <table:table-cell office:value-type="float" office:value="1530" calcext:value-type="float">
            <text:p>1530</text:p>
          </table:table-cell>
          <table:table-cell office:value-type="float" office:value="1540" calcext:value-type="float">
            <text:p>1540</text:p>
          </table:table-cell>
          <table:table-cell office:value-type="float" office:value="1560" calcext:value-type="float">
            <text:p>1560</text:p>
          </table:table-cell>
          <table:table-cell office:value-type="float" office:value="1570" calcext:value-type="float">
            <text:p>1570</text:p>
          </table:table-cell>
          <table:table-cell office:value-type="float" office:value="1590" calcext:value-type="float">
            <text:p>1590</text:p>
          </table:table-cell>
          <table:table-cell office:value-type="float" office:value="1600" calcext:value-type="float">
            <text:p>1600</text:p>
          </table:table-cell>
          <table:table-cell office:value-type="float" office:value="1620" calcext:value-type="float">
            <text:p>1620</text:p>
          </table:table-cell>
          <table:table-cell office:value-type="float" office:value="2080" calcext:value-type="float">
            <text:p>2080</text:p>
          </table:table-cell>
          <table:table-cell office:value-type="float" office:value="2680" calcext:value-type="float">
            <text:p>2680</text:p>
          </table:table-cell>
          <table:table-cell office:value-type="float" office:value="3440" calcext:value-type="float">
            <text:p>3440</text:p>
          </table:table-cell>
          <table:table-cell office:value-type="float" office:value="4430" calcext:value-type="float">
            <text:p>4430</text:p>
          </table:table-cell>
          <table:table-cell office:value-type="float" office:value="5710" calcext:value-type="float">
            <text:p>5710</text:p>
          </table:table-cell>
          <table:table-cell office:value-type="float" office:value="7340" calcext:value-type="float">
            <text:p>7340</text:p>
          </table:table-cell>
          <table:table-cell office:value-type="float" office:value="9450" calcext:value-type="float">
            <text:p>9450</text:p>
          </table:table-cell>
          <table:table-cell office:value-type="float" office:value="10500" calcext:value-type="float">
            <text:p>10500</text:p>
          </table:table-cell>
          <table:table-cell office:value-type="float" office:value="11600" calcext:value-type="float">
            <text:p>11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4200" calcext:value-type="float">
            <text:p>14200</text:p>
          </table:table-cell>
          <table:table-cell office:value-type="float" office:value="15700" calcext:value-type="float">
            <text:p>15700</text:p>
          </table:table-cell>
          <table:table-cell office:value-type="float" office:value="17400" calcext:value-type="float">
            <text:p>17400</text:p>
          </table:table-cell>
          <table:table-cell office:value-type="float" office:value="19300" calcext:value-type="float">
            <text:p>19300</text:p>
          </table:table-cell>
          <table:table-cell office:value-type="float" office:value="21400" calcext:value-type="float">
            <text:p>21400</text:p>
          </table:table-cell>
          <table:table-cell office:value-type="float" office:value="23700" calcext:value-type="float">
            <text:p>23700</text:p>
          </table:table-cell>
          <table:table-cell office:value-type="float" office:value="26200" calcext:value-type="float">
            <text:p>26200</text:p>
          </table:table-cell>
          <table:table-cell office:value-type="float" office:value="29000" calcext:value-type="float">
            <text:p>29000</text:p>
          </table:table-cell>
          <table:table-cell office:value-type="float" office:value="32100" calcext:value-type="float">
            <text:p>32100</text:p>
          </table:table-cell>
          <table:table-cell office:value-type="float" office:value="35600" calcext:value-type="float">
            <text:p>35600</text:p>
          </table:table-cell>
          <table:table-cell office:value-type="float" office:value="39400" calcext:value-type="float">
            <text:p>39400</text:p>
          </table:table-cell>
          <table:table-cell office:value-type="float" office:value="43600" calcext:value-type="float">
            <text:p>43600</text:p>
          </table:table-cell>
          <table:table-cell office:value-type="float" office:value="48300" calcext:value-type="float">
            <text:p>48300</text:p>
          </table:table-cell>
          <table:table-cell office:value-type="float" office:value="53400" calcext:value-type="float">
            <text:p>53400</text:p>
          </table:table-cell>
          <table:table-cell office:value-type="float" office:value="62900" calcext:value-type="float">
            <text:p>62900</text:p>
          </table:table-cell>
          <table:table-cell office:value-type="float" office:value="61700" calcext:value-type="float">
            <text:p>61700</text:p>
          </table:table-cell>
          <table:table-cell office:value-type="float" office:value="58700" calcext:value-type="float">
            <text:p>587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90700" calcext:value-type="float">
            <text:p>90700</text:p>
          </table:table-cell>
          <table:table-cell office:value-type="float" office:value="91300" calcext:value-type="float">
            <text:p>91300</text:p>
          </table:table-cell>
          <table:table-cell office:value-type="float" office:value="86900" calcext:value-type="float">
            <text:p>86900</text:p>
          </table:table-cell>
          <table:table-cell office:value-type="float" office:value="80100" calcext:value-type="float">
            <text:p>801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84400" calcext:value-type="float">
            <text:p>84400</text:p>
          </table:table-cell>
          <table:table-cell office:value-type="float" office:value="66800" calcext:value-type="float">
            <text:p>66800</text:p>
          </table:table-cell>
          <table:table-cell office:value-type="float" office:value="64300" calcext:value-type="float">
            <text:p>64300</text:p>
          </table:table-cell>
          <table:table-cell office:value-type="float" office:value="62700" calcext:value-type="float">
            <text:p>62700</text:p>
          </table:table-cell>
          <table:table-cell office:value-type="float" office:value="57300" calcext:value-type="float">
            <text:p>57300</text:p>
          </table:table-cell>
          <table:table-cell office:value-type="float" office:value="42200" calcext:value-type="float">
            <text:p>42200</text:p>
          </table:table-cell>
          <table:table-cell office:value-type="float" office:value="47300" calcext:value-type="float">
            <text:p>47300</text:p>
          </table:table-cell>
          <table:table-cell office:value-type="float" office:value="40200" calcext:value-type="float">
            <text:p>40200</text:p>
          </table:table-cell>
          <table:table-cell office:value-type="float" office:value="45700" calcext:value-type="float">
            <text:p>45700</text:p>
          </table:table-cell>
          <table:table-cell office:value-type="float" office:value="37000" calcext:value-type="float">
            <text:p>37000</text:p>
          </table:table-cell>
          <table:table-cell office:value-type="float" office:value="18500" calcext:value-type="float">
            <text:p>18500</text:p>
          </table:table-cell>
          <table:table-cell office:value-type="float" office:value="50200" calcext:value-type="float">
            <text:p>50200</text:p>
          </table:table-cell>
          <table:table-cell office:value-type="float" office:value="68600" calcext:value-type="float">
            <text:p>68600</text:p>
          </table:table-cell>
          <table:table-cell office:value-type="float" office:value="74400" calcext:value-type="float">
            <text:p>74400</text:p>
          </table:table-cell>
          <table:table-cell office:value-type="float" office:value="81000" calcext:value-type="float">
            <text:p>81000</text:p>
          </table:table-cell>
          <table:table-cell office:value-type="float" office:value="80500" calcext:value-type="float">
            <text:p>80500</text:p>
          </table:table-cell>
          <table:table-cell office:value-type="float" office:value="78400" calcext:value-type="float">
            <text:p>78400</text:p>
          </table:table-cell>
          <table:table-cell office:value-type="float" office:value="75900" calcext:value-type="float">
            <text:p>75900</text:p>
          </table:table-cell>
          <table:table-cell office:value-type="float" office:value="70000" calcext:value-type="float">
            <text:p>70000</text:p>
          </table:table-cell>
          <table:table-cell office:value-type="float" office:value="69900" calcext:value-type="float">
            <text:p>69900</text:p>
          </table:table-cell>
          <table:table-cell office:value-type="float" office:value="68500" calcext:value-type="float">
            <text:p>68500</text:p>
          </table:table-cell>
          <table:table-cell office:value-type="float" office:value="69400" calcext:value-type="float">
            <text:p>69400</text:p>
          </table:table-cell>
          <table:table-cell office:value-type="float" office:value="80500" calcext:value-type="float">
            <text:p>80500</text:p>
          </table:table-cell>
          <table:table-cell office:value-type="float" office:value="87600" calcext:value-type="float">
            <text:p>87600</text:p>
          </table:table-cell>
          <table:table-cell office:value-type="float" office:value="93500" calcext:value-type="float">
            <text:p>93500</text:p>
          </table:table-cell>
          <table:table-cell office:value-type="float" office:value="96200" calcext:value-type="float">
            <text:p>96200</text:p>
          </table:table-cell>
          <table:table-cell office:value-type="float" office:value="96900" calcext:value-type="float">
            <text:p>96900</text:p>
          </table:table-cell>
          <table:table-cell office:value-type="float" office:value="93700" calcext:value-type="float">
            <text:p>93700</text:p>
          </table:table-cell>
          <table:table-cell office:value-type="float" office:value="81900" calcext:value-type="float">
            <text:p>81900</text:p>
          </table:table-cell>
          <table:table-cell office:value-type="float" office:value="75200" calcext:value-type="float">
            <text:p>75200</text:p>
          </table:table-cell>
          <table:table-cell office:value-type="float" office:value="77500" calcext:value-type="float">
            <text:p>77500</text:p>
          </table:table-cell>
          <table:table-cell office:value-type="float" office:value="77600" calcext:value-type="float">
            <text:p>77600</text:p>
          </table:table-cell>
          <table:table-cell office:value-type="float" office:value="74100" calcext:value-type="float">
            <text:p>74100</text:p>
          </table:table-cell>
          <table:table-cell office:value-type="float" office:value="70800" calcext:value-type="float">
            <text:p>70800</text:p>
          </table:table-cell>
          <table:table-cell office:value-type="float" office:value="69300" calcext:value-type="float">
            <text:p>69300</text:p>
          </table:table-cell>
          <table:table-cell office:value-type="float" office:value="67300" calcext:value-type="float">
            <text:p>67300</text:p>
          </table:table-cell>
          <table:table-cell office:value-type="float" office:value="67700" calcext:value-type="float">
            <text:p>67700</text:p>
          </table:table-cell>
          <table:table-cell office:value-type="float" office:value="68400" calcext:value-type="float">
            <text:p>68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 style:data-style-name="N2" text:time-value="20:45:27.052492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1-28T23:19:13.507351466</dc:date>
    <meta:editing-duration>PT1H27M15S</meta:editing-duration>
    <meta:editing-cycles>2</meta:editing-cycles>
    <meta:document-statistic meta:table-count="1" meta:cell-count="48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79cm" svg:height="6.351cm" xlink:href=".." xlink:type="simple" chart:class="chart:line" chart:style-name="ch1">
        <chart:legend chart:legend-position="end" svg:x="7.66cm" svg:y="2.627cm" style:legend-expansion="high" chart:style-name="ch2"/>
        <chart:plot-area chart:style-name="ch3" table:cell-range-address="lifeex_world.CO1:lifeex_world.DP1 lifeex_world.A4:lifeex_world.A5 lifeex_world.CO4:lifeex_world.DP5" chart:data-source-has-labels="both" svg:x="1.236cm" svg:y="0.127cm" svg:width="6.199cm" svg:height="5.116cm">
          <chartooo:coordinate-region svg:x="2.598cm" svg:y="0.326cm" svg:width="4.837cm" svg:height="3.863cm"/>
          <chart:axis chart:dimension="x" chart:name="primary-x" chart:style-name="ch4" chartooo:axis-type="auto">
            <chartooo:date-scale/>
            <chart:title svg:x="3.96cm" svg:y="5.37cm" chart:style-name="ch5">
              <text:p>Year</text:p>
            </chart:title>
            <chart:categories table:cell-range-address="lifeex_world.CO1:lifeex_world.DP1"/>
          </chart:axis>
          <chart:axis chart:dimension="y" chart:name="primary-y" chart:style-name="ch6">
            <chart:title svg:x="0.451cm" svg:y="3.906cm" chart:style-name="ch7">
              <text:p>Average Income</text:p>
            </chart:title>
            <chart:grid chart:style-name="ch8" chart:class="major"/>
          </chart:axis>
          <chart:series chart:style-name="ch9" chart:values-cell-range-address="lifeex_world.CO4:lifeex_world.DP4" chart:label-cell-address="lifeex_world.A4:lifeex_world.A4" chart:class="chart:line">
            <chart:data-point chart:repeated="28"/>
          </chart:series>
          <chart:series chart:style-name="ch10" chart:values-cell-range-address="lifeex_world.CO5:lifeex_world.DP5" chart:label-cell-address="lifeex_world.A5:lifeex_world.A5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float" office:value="1991">
                <text:p>1991</text:p>
                <draw:g>
                  <svg:desc>lifeex_world.CO1:lifeex_world.DP1</svg:desc>
                </draw:g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</table:table-row>
          </table:table-header-rows>
          <table:table-rows>
            <table:table-row>
              <table:table-cell office:value-type="string">
                <text:p>World Income</text:p>
                <draw:g>
                  <svg:desc>lifeex_world.A4:lifeex_world.A4</svg:desc>
                </draw:g>
              </table:table-cell>
              <table:table-cell office:value-type="float" office:value="8812.89602997494">
                <text:p>8812.89602997494</text:p>
                <draw:g>
                  <svg:desc>lifeex_world.CO4:lifeex_world.DP4</svg:desc>
                </draw:g>
              </table:table-cell>
              <table:table-cell office:value-type="float" office:value="8796.32137552881">
                <text:p>8796.32137552881</text:p>
              </table:table-cell>
              <table:table-cell office:value-type="float" office:value="8796.46981829983">
                <text:p>8796.46981829983</text:p>
              </table:table-cell>
              <table:table-cell office:value-type="float" office:value="8926.73074897205">
                <text:p>8926.73074897205</text:p>
              </table:table-cell>
              <table:table-cell office:value-type="float" office:value="9081.77597373777">
                <text:p>9081.77597373777</text:p>
              </table:table-cell>
              <table:table-cell office:value-type="float" office:value="9300.30861101012">
                <text:p>9300.30861101012</text:p>
              </table:table-cell>
              <table:table-cell office:value-type="float" office:value="9531.15836349191">
                <text:p>9531.15836349191</text:p>
              </table:table-cell>
              <table:table-cell office:value-type="float" office:value="9638.03532020284">
                <text:p>9638.03532020284</text:p>
              </table:table-cell>
              <table:table-cell office:value-type="float" office:value="9852.32367218461">
                <text:p>9852.32367218461</text:p>
              </table:table-cell>
              <table:table-cell office:value-type="float" office:value="10195.7749103508">
                <text:p>10195.7749103508</text:p>
              </table:table-cell>
              <table:table-cell office:value-type="float" office:value="10300.1959547444">
                <text:p>10300.1959547444</text:p>
              </table:table-cell>
              <table:table-cell office:value-type="float" office:value="10448.5487574861">
                <text:p>10448.5487574861</text:p>
              </table:table-cell>
              <table:table-cell office:value-type="float" office:value="10694.9210114088">
                <text:p>10694.9210114088</text:p>
              </table:table-cell>
              <table:table-cell office:value-type="float" office:value="11137.2985951956">
                <text:p>11137.2985951956</text:p>
              </table:table-cell>
              <table:table-cell office:value-type="float" office:value="11529.4752292528">
                <text:p>11529.4752292528</text:p>
              </table:table-cell>
              <table:table-cell office:value-type="float" office:value="11989.4732947166">
                <text:p>11989.4732947166</text:p>
              </table:table-cell>
              <table:table-cell office:value-type="float" office:value="12492.6185059619">
                <text:p>12492.6185059619</text:p>
              </table:table-cell>
              <table:table-cell office:value-type="float" office:value="12695.2796894794">
                <text:p>12695.2796894794</text:p>
              </table:table-cell>
              <table:table-cell office:value-type="float" office:value="12513.2486242987">
                <text:p>12513.2486242987</text:p>
              </table:table-cell>
              <table:table-cell office:value-type="float" office:value="13002.5874630304">
                <text:p>13002.5874630304</text:p>
              </table:table-cell>
              <table:table-cell office:value-type="float" office:value="13376.5926023753">
                <text:p>13376.5926023753</text:p>
              </table:table-cell>
              <table:table-cell office:value-type="float" office:value="13643.7877866463">
                <text:p>13643.7877866463</text:p>
              </table:table-cell>
              <table:table-cell office:value-type="float" office:value="13947.5380948117">
                <text:p>13947.5380948117</text:p>
              </table:table-cell>
              <table:table-cell office:value-type="float" office:value="14257.3260103267">
                <text:p>14257.3260103267</text:p>
              </table:table-cell>
              <table:table-cell office:value-type="float" office:value="14542.1723077129">
                <text:p>14542.1723077129</text:p>
              </table:table-cell>
              <table:table-cell office:value-type="float" office:value="14820.536428995">
                <text:p>14820.536428995</text:p>
              </table:table-cell>
              <table:table-cell office:value-type="float" office:value="15168.8967810791">
                <text:p>15168.8967810791</text:p>
              </table:table-cell>
              <table:table-cell office:value-type="float" office:value="15542.1035163261">
                <text:p>15542.1035163261</text:p>
              </table:table-cell>
            </table:table-row>
            <table:table-row>
              <table:table-cell office:value-type="string">
                <text:p>Kuwait Income</text:p>
                <draw:g>
                  <svg:desc>lifeex_world.A5:lifeex_world.A5</svg:desc>
                </draw:g>
              </table:table-cell>
              <table:table-cell office:value-type="float" office:value="18500">
                <text:p>18500</text:p>
                <draw:g>
                  <svg:desc>lifeex_world.CO5:lifeex_world.DP5</svg:desc>
                </draw:g>
              </table:table-cell>
              <table:table-cell office:value-type="float" office:value="50200">
                <text:p>50200</text:p>
              </table:table-cell>
              <table:table-cell office:value-type="float" office:value="68600">
                <text:p>68600</text:p>
              </table:table-cell>
              <table:table-cell office:value-type="float" office:value="74400">
                <text:p>74400</text:p>
              </table:table-cell>
              <table:table-cell office:value-type="float" office:value="81000">
                <text:p>81000</text:p>
              </table:table-cell>
              <table:table-cell office:value-type="float" office:value="80500">
                <text:p>80500</text:p>
              </table:table-cell>
              <table:table-cell office:value-type="float" office:value="78400">
                <text:p>78400</text:p>
              </table:table-cell>
              <table:table-cell office:value-type="float" office:value="75900">
                <text:p>75900</text:p>
              </table:table-cell>
              <table:table-cell office:value-type="float" office:value="70000">
                <text:p>70000</text:p>
              </table:table-cell>
              <table:table-cell office:value-type="float" office:value="69900">
                <text:p>69900</text:p>
              </table:table-cell>
              <table:table-cell office:value-type="float" office:value="68500">
                <text:p>68500</text:p>
              </table:table-cell>
              <table:table-cell office:value-type="float" office:value="69400">
                <text:p>69400</text:p>
              </table:table-cell>
              <table:table-cell office:value-type="float" office:value="80500">
                <text:p>80500</text:p>
              </table:table-cell>
              <table:table-cell office:value-type="float" office:value="87600">
                <text:p>87600</text:p>
              </table:table-cell>
              <table:table-cell office:value-type="float" office:value="93500">
                <text:p>93500</text:p>
              </table:table-cell>
              <table:table-cell office:value-type="float" office:value="96200">
                <text:p>96200</text:p>
              </table:table-cell>
              <table:table-cell office:value-type="float" office:value="96900">
                <text:p>96900</text:p>
              </table:table-cell>
              <table:table-cell office:value-type="float" office:value="93700">
                <text:p>93700</text:p>
              </table:table-cell>
              <table:table-cell office:value-type="float" office:value="81900">
                <text:p>81900</text:p>
              </table:table-cell>
              <table:table-cell office:value-type="float" office:value="75200">
                <text:p>75200</text:p>
              </table:table-cell>
              <table:table-cell office:value-type="float" office:value="77500">
                <text:p>77500</text:p>
              </table:table-cell>
              <table:table-cell office:value-type="float" office:value="77600">
                <text:p>77600</text:p>
              </table:table-cell>
              <table:table-cell office:value-type="float" office:value="74100">
                <text:p>74100</text:p>
              </table:table-cell>
              <table:table-cell office:value-type="float" office:value="70800">
                <text:p>70800</text:p>
              </table:table-cell>
              <table:table-cell office:value-type="float" office:value="69300">
                <text:p>69300</text:p>
              </table:table-cell>
              <table:table-cell office:value-type="float" office:value="67300">
                <text:p>67300</text:p>
              </table:table-cell>
              <table:table-cell office:value-type="float" office:value="67700">
                <text:p>67700</text:p>
              </table:table-cell>
              <table:table-cell office:value-type="float" office:value="68400">
                <text:p>68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81cm" svg:y="4.201cm" style:legend-expansion="high" chart:style-name="ch2"/>
        <chart:plot-area chart:style-name="ch3" table:cell-range-address="lifeex_world.B1:lifeex_world.DP1 lifeex_world.A5:lifeex_world.DP5" chart:data-source-has-labels="both" svg:x="0.32cm" svg:y="0.18cm" svg:width="11.741cm" svg:height="8.64cm">
          <chartooo:coordinate-region svg:x="1.682cm" svg:y="0.18cm" svg:width="10.379cm" svg:height="7.387cm"/>
          <chart:axis chart:dimension="x" chart:name="primary-x" chart:style-name="ch4" chartooo:axis-type="auto">
            <chartooo:date-scale/>
            <chart:categories table:cell-range-address="lifeex_world.B1:lifeex_world.D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feex_world.B5:lifeex_world.DP5" chart:label-cell-address="lifeex_world.A5:lifeex_world.A5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9"/>
          </table:table-columns>
          <table:table-header-rows>
            <table:table-row>
              <table:table-cell>
                <text:p/>
              </table:table-cell>
              <table:table-cell office:value-type="float" office:value="1900">
                <text:p>1900</text:p>
                <draw:g>
                  <svg:desc>lifeex_world.B1:lifeex_world.DP1</svg:desc>
                </draw:g>
              </table:table-cell>
              <table:table-cell office:value-type="float" office:value="1901">
                <text:p>1901</text:p>
              </table:table-cell>
              <table:table-cell office:value-type="float" office:value="1902">
                <text:p>1902</text:p>
              </table:table-cell>
              <table:table-cell office:value-type="float" office:value="1903">
                <text:p>1903</text:p>
              </table:table-cell>
              <table:table-cell office:value-type="float" office:value="1904">
                <text:p>1904</text:p>
              </table:table-cell>
              <table:table-cell office:value-type="float" office:value="1905">
                <text:p>1905</text:p>
              </table:table-cell>
              <table:table-cell office:value-type="float" office:value="1906">
                <text:p>1906</text:p>
              </table:table-cell>
              <table:table-cell office:value-type="float" office:value="1907">
                <text:p>1907</text:p>
              </table:table-cell>
              <table:table-cell office:value-type="float" office:value="1908">
                <text:p>1908</text:p>
              </table:table-cell>
              <table:table-cell office:value-type="float" office:value="1909">
                <text:p>1909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1</text:p>
              </table:table-cell>
              <table:table-cell office:value-type="float" office:value="1912">
                <text:p>1912</text:p>
              </table:table-cell>
              <table:table-cell office:value-type="float" office:value="1913">
                <text:p>1913</text:p>
              </table:table-cell>
              <table:table-cell office:value-type="float" office:value="1914">
                <text:p>1914</text:p>
              </table:table-cell>
              <table:table-cell office:value-type="float" office:value="1915">
                <text:p>1915</text:p>
              </table:table-cell>
              <table:table-cell office:value-type="float" office:value="1916">
                <text:p>1916</text:p>
              </table:table-cell>
              <table:table-cell office:value-type="float" office:value="1917">
                <text:p>1917</text:p>
              </table:table-cell>
              <table:table-cell office:value-type="float" office:value="1918">
                <text:p>1918</text:p>
              </table:table-cell>
              <table:table-cell office:value-type="float" office:value="1919">
                <text:p>1919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1</text:p>
              </table:table-cell>
              <table:table-cell office:value-type="float" office:value="1922">
                <text:p>1922</text:p>
              </table:table-cell>
              <table:table-cell office:value-type="float" office:value="1923">
                <text:p>1923</text:p>
              </table:table-cell>
              <table:table-cell office:value-type="float" office:value="1924">
                <text:p>1924</text:p>
              </table:table-cell>
              <table:table-cell office:value-type="float" office:value="1925">
                <text:p>1925</text:p>
              </table:table-cell>
              <table:table-cell office:value-type="float" office:value="1926">
                <text:p>1926</text:p>
              </table:table-cell>
              <table:table-cell office:value-type="float" office:value="1927">
                <text:p>1927</text:p>
              </table:table-cell>
              <table:table-cell office:value-type="float" office:value="1928">
                <text:p>1928</text:p>
              </table:table-cell>
              <table:table-cell office:value-type="float" office:value="1929">
                <text:p>1929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1</text:p>
              </table:table-cell>
              <table:table-cell office:value-type="float" office:value="1932">
                <text:p>1932</text:p>
              </table:table-cell>
              <table:table-cell office:value-type="float" office:value="1933">
                <text:p>1933</text:p>
              </table:table-cell>
              <table:table-cell office:value-type="float" office:value="1934">
                <text:p>1934</text:p>
              </table:table-cell>
              <table:table-cell office:value-type="float" office:value="1935">
                <text:p>1935</text:p>
              </table:table-cell>
              <table:table-cell office:value-type="float" office:value="1936">
                <text:p>1936</text:p>
              </table:table-cell>
              <table:table-cell office:value-type="float" office:value="1937">
                <text:p>1937</text:p>
              </table:table-cell>
              <table:table-cell office:value-type="float" office:value="1938">
                <text:p>1938</text:p>
              </table:table-cell>
              <table:table-cell office:value-type="float" office:value="1939">
                <text:p>1939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1</text:p>
              </table:table-cell>
              <table:table-cell office:value-type="float" office:value="1942">
                <text:p>1942</text:p>
              </table:table-cell>
              <table:table-cell office:value-type="float" office:value="1943">
                <text:p>1943</text:p>
              </table:table-cell>
              <table:table-cell office:value-type="float" office:value="1944">
                <text:p>1944</text:p>
              </table:table-cell>
              <table:table-cell office:value-type="float" office:value="1945">
                <text:p>1945</text:p>
              </table:table-cell>
              <table:table-cell office:value-type="float" office:value="1946">
                <text:p>1946</text:p>
              </table:table-cell>
              <table:table-cell office:value-type="float" office:value="1947">
                <text:p>1947</text:p>
              </table:table-cell>
              <table:table-cell office:value-type="float" office:value="1948">
                <text:p>1948</text:p>
              </table:table-cell>
              <table:table-cell office:value-type="float" office:value="1949">
                <text:p>1949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1</text:p>
              </table:table-cell>
              <table:table-cell office:value-type="float" office:value="1952">
                <text:p>1952</text:p>
              </table:table-cell>
              <table:table-cell office:value-type="float" office:value="1953">
                <text:p>1953</text:p>
              </table:table-cell>
              <table:table-cell office:value-type="float" office:value="1954">
                <text:p>1954</text:p>
              </table:table-cell>
              <table:table-cell office:value-type="float" office:value="1955">
                <text:p>1955</text:p>
              </table:table-cell>
              <table:table-cell office:value-type="float" office:value="1956">
                <text:p>1956</text:p>
              </table:table-cell>
              <table:table-cell office:value-type="float" office:value="1957">
                <text:p>1957</text:p>
              </table:table-cell>
              <table:table-cell office:value-type="float" office:value="1958">
                <text:p>1958</text:p>
              </table:table-cell>
              <table:table-cell office:value-type="float" office:value="1959">
                <text:p>1959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1</text:p>
              </table:table-cell>
              <table:table-cell office:value-type="float" office:value="1962">
                <text:p>1962</text:p>
              </table:table-cell>
              <table:table-cell office:value-type="float" office:value="1963">
                <text:p>1963</text:p>
              </table:table-cell>
              <table:table-cell office:value-type="float" office:value="1964">
                <text:p>1964</text:p>
              </table:table-cell>
              <table:table-cell office:value-type="float" office:value="1965">
                <text:p>1965</text:p>
              </table:table-cell>
              <table:table-cell office:value-type="float" office:value="1966">
                <text:p>1966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1</text:p>
              </table:table-cell>
              <table:table-cell office:value-type="float" office:value="1972">
                <text:p>1972</text:p>
              </table:table-cell>
              <table:table-cell office:value-type="float" office:value="1973">
                <text:p>1973</text:p>
              </table:table-cell>
              <table:table-cell office:value-type="float" office:value="1974">
                <text:p>1974</text:p>
              </table:table-cell>
              <table:table-cell office:value-type="float" office:value="1975">
                <text:p>1975</text:p>
              </table:table-cell>
              <table:table-cell office:value-type="float" office:value="1976">
                <text:p>1976</text:p>
              </table:table-cell>
              <table:table-cell office:value-type="float" office:value="1977">
                <text:p>1977</text:p>
              </table:table-cell>
              <table:table-cell office:value-type="float" office:value="1978">
                <text:p>1978</text:p>
              </table:table-cell>
              <table:table-cell office:value-type="float" office:value="1979">
                <text:p>1979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6">
                <text:p>1986</text:p>
              </table:table-cell>
              <table:table-cell office:value-type="float" office:value="1987">
                <text:p>1987</text:p>
              </table:table-cell>
              <table:table-cell office:value-type="float" office:value="1988">
                <text:p>1988</text:p>
              </table:table-cell>
              <table:table-cell office:value-type="float" office:value="1989">
                <text:p>1989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</table:table-row>
          </table:table-header-rows>
          <table:table-rows>
            <table:table-row>
              <table:table-cell office:value-type="string">
                <text:p>Kuwait Income</text:p>
                <draw:g>
                  <svg:desc>lifeex_world.A5:lifeex_world.A5</svg:desc>
                </draw:g>
              </table:table-cell>
              <table:table-cell office:value-type="float" office:value="2200">
                <text:p>2200</text:p>
                <draw:g>
                  <svg:desc>lifeex_world.B5:lifeex_world.DP5</svg:desc>
                </draw:g>
              </table:table-cell>
              <table:table-cell office:value-type="float" office:value="2230">
                <text:p>2230</text:p>
              </table:table-cell>
              <table:table-cell office:value-type="float" office:value="2270">
                <text:p>2270</text:p>
              </table:table-cell>
              <table:table-cell office:value-type="float" office:value="2300">
                <text:p>2300</text:p>
              </table:table-cell>
              <table:table-cell office:value-type="float" office:value="2330">
                <text:p>2330</text:p>
              </table:table-cell>
              <table:table-cell office:value-type="float" office:value="2370">
                <text:p>2370</text:p>
              </table:table-cell>
              <table:table-cell office:value-type="float" office:value="2400">
                <text:p>2400</text:p>
              </table:table-cell>
              <table:table-cell office:value-type="float" office:value="2440">
                <text:p>2440</text:p>
              </table:table-cell>
              <table:table-cell office:value-type="float" office:value="2470">
                <text:p>2470</text:p>
              </table:table-cell>
              <table:table-cell office:value-type="float" office:value="2510">
                <text:p>2510</text:p>
              </table:table-cell>
              <table:table-cell office:value-type="float" office:value="2540">
                <text:p>2540</text:p>
              </table:table-cell>
              <table:table-cell office:value-type="float" office:value="2580">
                <text:p>2580</text:p>
              </table:table-cell>
              <table:table-cell office:value-type="float" office:value="2620">
                <text:p>2620</text:p>
              </table:table-cell>
              <table:table-cell office:value-type="float" office:value="2660">
                <text:p>2660</text:p>
              </table:table-cell>
              <table:table-cell office:value-type="float" office:value="2590">
                <text:p>2590</text:p>
              </table:table-cell>
              <table:table-cell office:value-type="float" office:value="2520">
                <text:p>2520</text:p>
              </table:table-cell>
              <table:table-cell office:value-type="float" office:value="2450">
                <text:p>2450</text:p>
              </table:table-cell>
              <table:table-cell office:value-type="float" office:value="2380">
                <text:p>2380</text:p>
              </table:table-cell>
              <table:table-cell office:value-type="float" office:value="2320">
                <text:p>2320</text:p>
              </table:table-cell>
              <table:table-cell office:value-type="float" office:value="2340">
                <text:p>2340</text:p>
              </table:table-cell>
              <table:table-cell office:value-type="float" office:value="2350">
                <text:p>2350</text:p>
              </table:table-cell>
              <table:table-cell office:value-type="float" office:value="2370">
                <text:p>2370</text:p>
              </table:table-cell>
              <table:table-cell office:value-type="float" office:value="2340">
                <text:p>2340</text:p>
              </table:table-cell>
              <table:table-cell office:value-type="float" office:value="2320">
                <text:p>2320</text:p>
              </table:table-cell>
              <table:table-cell office:value-type="float" office:value="2300">
                <text:p>2300</text:p>
              </table:table-cell>
              <table:table-cell office:value-type="float" office:value="2280">
                <text:p>2280</text:p>
              </table:table-cell>
              <table:table-cell office:value-type="float" office:value="2260">
                <text:p>2260</text:p>
              </table:table-cell>
              <table:table-cell office:value-type="float" office:value="2240">
                <text:p>2240</text:p>
              </table:table-cell>
              <table:table-cell office:value-type="float" office:value="2210">
                <text:p>2210</text:p>
              </table:table-cell>
              <table:table-cell office:value-type="float" office:value="2030">
                <text:p>2030</text:p>
              </table:table-cell>
              <table:table-cell office:value-type="float" office:value="1860">
                <text:p>1860</text:p>
              </table:table-cell>
              <table:table-cell office:value-type="float" office:value="1710">
                <text:p>1710</text:p>
              </table:table-cell>
              <table:table-cell office:value-type="float" office:value="1570">
                <text:p>1570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480">
                <text:p>1480</text:p>
              </table:table-cell>
              <table:table-cell office:value-type="float" office:value="1490">
                <text:p>1490</text:p>
              </table:table-cell>
              <table:table-cell office:value-type="float" office:value="1500">
                <text:p>1500</text:p>
              </table:table-cell>
              <table:table-cell office:value-type="float" office:value="1520">
                <text:p>1520</text:p>
              </table:table-cell>
              <table:table-cell office:value-type="float" office:value="1530">
                <text:p>1530</text:p>
              </table:table-cell>
              <table:table-cell office:value-type="float" office:value="1540">
                <text:p>1540</text:p>
              </table:table-cell>
              <table:table-cell office:value-type="float" office:value="1560">
                <text:p>1560</text:p>
              </table:table-cell>
              <table:table-cell office:value-type="float" office:value="1570">
                <text:p>1570</text:p>
              </table:table-cell>
              <table:table-cell office:value-type="float" office:value="1590">
                <text:p>1590</text:p>
              </table:table-cell>
              <table:table-cell office:value-type="float" office:value="1600">
                <text:p>1600</text:p>
              </table:table-cell>
              <table:table-cell office:value-type="float" office:value="1620">
                <text:p>1620</text:p>
              </table:table-cell>
              <table:table-cell office:value-type="float" office:value="2080">
                <text:p>2080</text:p>
              </table:table-cell>
              <table:table-cell office:value-type="float" office:value="2680">
                <text:p>2680</text:p>
              </table:table-cell>
              <table:table-cell office:value-type="float" office:value="3440">
                <text:p>3440</text:p>
              </table:table-cell>
              <table:table-cell office:value-type="float" office:value="4430">
                <text:p>4430</text:p>
              </table:table-cell>
              <table:table-cell office:value-type="float" office:value="5710">
                <text:p>5710</text:p>
              </table:table-cell>
              <table:table-cell office:value-type="float" office:value="7340">
                <text:p>7340</text:p>
              </table:table-cell>
              <table:table-cell office:value-type="float" office:value="9450">
                <text:p>9450</text:p>
              </table:table-cell>
              <table:table-cell office:value-type="float" office:value="10500">
                <text:p>10500</text:p>
              </table:table-cell>
              <table:table-cell office:value-type="float" office:value="11600">
                <text:p>11600</text:p>
              </table:table-cell>
              <table:table-cell office:value-type="float" office:value="12800">
                <text:p>12800</text:p>
              </table:table-cell>
              <table:table-cell office:value-type="float" office:value="14200">
                <text:p>14200</text:p>
              </table:table-cell>
              <table:table-cell office:value-type="float" office:value="15700">
                <text:p>15700</text:p>
              </table:table-cell>
              <table:table-cell office:value-type="float" office:value="17400">
                <text:p>17400</text:p>
              </table:table-cell>
              <table:table-cell office:value-type="float" office:value="19300">
                <text:p>19300</text:p>
              </table:table-cell>
              <table:table-cell office:value-type="float" office:value="21400">
                <text:p>21400</text:p>
              </table:table-cell>
              <table:table-cell office:value-type="float" office:value="23700">
                <text:p>23700</text:p>
              </table:table-cell>
              <table:table-cell office:value-type="float" office:value="26200">
                <text:p>26200</text:p>
              </table:table-cell>
              <table:table-cell office:value-type="float" office:value="29000">
                <text:p>29000</text:p>
              </table:table-cell>
              <table:table-cell office:value-type="float" office:value="32100">
                <text:p>32100</text:p>
              </table:table-cell>
              <table:table-cell office:value-type="float" office:value="35600">
                <text:p>35600</text:p>
              </table:table-cell>
              <table:table-cell office:value-type="float" office:value="39400">
                <text:p>39400</text:p>
              </table:table-cell>
              <table:table-cell office:value-type="float" office:value="43600">
                <text:p>43600</text:p>
              </table:table-cell>
              <table:table-cell office:value-type="float" office:value="48300">
                <text:p>48300</text:p>
              </table:table-cell>
              <table:table-cell office:value-type="float" office:value="53400">
                <text:p>53400</text:p>
              </table:table-cell>
              <table:table-cell office:value-type="float" office:value="62900">
                <text:p>62900</text:p>
              </table:table-cell>
              <table:table-cell office:value-type="float" office:value="61700">
                <text:p>61700</text:p>
              </table:table-cell>
              <table:table-cell office:value-type="float" office:value="58700">
                <text:p>58700</text:p>
              </table:table-cell>
              <table:table-cell office:value-type="float" office:value="114000">
                <text:p>114000</text:p>
              </table:table-cell>
              <table:table-cell office:value-type="float" office:value="90700">
                <text:p>90700</text:p>
              </table:table-cell>
              <table:table-cell office:value-type="float" office:value="91300">
                <text:p>91300</text:p>
              </table:table-cell>
              <table:table-cell office:value-type="float" office:value="86900">
                <text:p>86900</text:p>
              </table:table-cell>
              <table:table-cell office:value-type="float" office:value="80100">
                <text:p>80100</text:p>
              </table:table-cell>
              <table:table-cell office:value-type="float" office:value="108000">
                <text:p>108000</text:p>
              </table:table-cell>
              <table:table-cell office:value-type="float" office:value="107000">
                <text:p>107000</text:p>
              </table:table-cell>
              <table:table-cell office:value-type="float" office:value="84400">
                <text:p>84400</text:p>
              </table:table-cell>
              <table:table-cell office:value-type="float" office:value="66800">
                <text:p>66800</text:p>
              </table:table-cell>
              <table:table-cell office:value-type="float" office:value="64300">
                <text:p>64300</text:p>
              </table:table-cell>
              <table:table-cell office:value-type="float" office:value="62700">
                <text:p>62700</text:p>
              </table:table-cell>
              <table:table-cell office:value-type="float" office:value="57300">
                <text:p>57300</text:p>
              </table:table-cell>
              <table:table-cell office:value-type="float" office:value="42200">
                <text:p>42200</text:p>
              </table:table-cell>
              <table:table-cell office:value-type="float" office:value="47300">
                <text:p>47300</text:p>
              </table:table-cell>
              <table:table-cell office:value-type="float" office:value="40200">
                <text:p>40200</text:p>
              </table:table-cell>
              <table:table-cell office:value-type="float" office:value="45700">
                <text:p>45700</text:p>
              </table:table-cell>
              <table:table-cell office:value-type="float" office:value="37000">
                <text:p>37000</text:p>
              </table:table-cell>
              <table:table-cell office:value-type="float" office:value="18500">
                <text:p>18500</text:p>
              </table:table-cell>
              <table:table-cell office:value-type="float" office:value="50200">
                <text:p>50200</text:p>
              </table:table-cell>
              <table:table-cell office:value-type="float" office:value="68600">
                <text:p>68600</text:p>
              </table:table-cell>
              <table:table-cell office:value-type="float" office:value="74400">
                <text:p>74400</text:p>
              </table:table-cell>
              <table:table-cell office:value-type="float" office:value="81000">
                <text:p>81000</text:p>
              </table:table-cell>
              <table:table-cell office:value-type="float" office:value="80500">
                <text:p>80500</text:p>
              </table:table-cell>
              <table:table-cell office:value-type="float" office:value="78400">
                <text:p>78400</text:p>
              </table:table-cell>
              <table:table-cell office:value-type="float" office:value="75900">
                <text:p>75900</text:p>
              </table:table-cell>
              <table:table-cell office:value-type="float" office:value="70000">
                <text:p>70000</text:p>
              </table:table-cell>
              <table:table-cell office:value-type="float" office:value="69900">
                <text:p>69900</text:p>
              </table:table-cell>
              <table:table-cell office:value-type="float" office:value="68500">
                <text:p>68500</text:p>
              </table:table-cell>
              <table:table-cell office:value-type="float" office:value="69400">
                <text:p>69400</text:p>
              </table:table-cell>
              <table:table-cell office:value-type="float" office:value="80500">
                <text:p>80500</text:p>
              </table:table-cell>
              <table:table-cell office:value-type="float" office:value="87600">
                <text:p>87600</text:p>
              </table:table-cell>
              <table:table-cell office:value-type="float" office:value="93500">
                <text:p>93500</text:p>
              </table:table-cell>
              <table:table-cell office:value-type="float" office:value="96200">
                <text:p>96200</text:p>
              </table:table-cell>
              <table:table-cell office:value-type="float" office:value="96900">
                <text:p>96900</text:p>
              </table:table-cell>
              <table:table-cell office:value-type="float" office:value="93700">
                <text:p>93700</text:p>
              </table:table-cell>
              <table:table-cell office:value-type="float" office:value="81900">
                <text:p>81900</text:p>
              </table:table-cell>
              <table:table-cell office:value-type="float" office:value="75200">
                <text:p>75200</text:p>
              </table:table-cell>
              <table:table-cell office:value-type="float" office:value="77500">
                <text:p>77500</text:p>
              </table:table-cell>
              <table:table-cell office:value-type="float" office:value="77600">
                <text:p>77600</text:p>
              </table:table-cell>
              <table:table-cell office:value-type="float" office:value="74100">
                <text:p>74100</text:p>
              </table:table-cell>
              <table:table-cell office:value-type="float" office:value="70800">
                <text:p>70800</text:p>
              </table:table-cell>
              <table:table-cell office:value-type="float" office:value="69300">
                <text:p>69300</text:p>
              </table:table-cell>
              <table:table-cell office:value-type="float" office:value="67300">
                <text:p>67300</text:p>
              </table:table-cell>
              <table:table-cell office:value-type="float" office:value="67700">
                <text:p>67700</text:p>
              </table:table-cell>
              <table:table-cell office:value-type="float" office:value="68400">
                <text:p>68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362cm" svg:y="3.954cm" style:legend-expansion="high" chart:style-name="ch2"/>
        <chart:plot-area chart:style-name="ch3" table:cell-range-address="lifeex_world.A1:lifeex_world.A1 lifeex_world.O1:lifeex_world.AD1 lifeex_world.A4:lifeex_world.A5 lifeex_world.O4:lifeex_world.AD5" chart:data-source-has-labels="both" svg:x="1.33cm" svg:y="0.18cm" svg:width="10.713cm" svg:height="7.664cm">
          <chartooo:coordinate-region svg:x="2.322cm" svg:y="0.18cm" svg:width="9.58cm" svg:height="6.411cm"/>
          <chart:axis chart:dimension="x" chart:name="primary-x" chart:style-name="ch4" chartooo:axis-type="auto">
            <chartooo:date-scale/>
            <chart:title svg:x="6.311cm" svg:y="8.024cm" chart:style-name="ch5">
              <text:p>Year</text:p>
            </chart:title>
            <chart:categories table:cell-range-address="lifeex_world.O1:lifeex_world.AD1"/>
            <chart:grid chart:style-name="ch6" chart:class="major"/>
          </chart:axis>
          <chart:axis chart:dimension="y" chart:name="primary-y" chart:style-name="ch4">
            <chart:title svg:x="0.451cm" svg:y="5.233cm" chart:style-name="ch7">
              <text:p>Average Income</text:p>
            </chart:title>
            <chart:grid chart:style-name="ch6" chart:class="major"/>
          </chart:axis>
          <chart:series chart:style-name="ch8" chart:values-cell-range-address="lifeex_world.O4:lifeex_world.AD4" chart:label-cell-address="lifeex_world.A4:lifeex_world.A4" chart:class="chart:line">
            <chart:data-point chart:repeated="16"/>
          </chart:series>
          <chart:series chart:style-name="ch9" chart:values-cell-range-address="lifeex_world.O5:lifeex_world.AD5" chart:label-cell-address="lifeex_world.A5:lifeex_world.A5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913">
                <text:p>1913</text:p>
                <draw:g>
                  <svg:desc>lifeex_world.O1:lifeex_world.AD1</svg:desc>
                </draw:g>
              </table:table-cell>
              <table:table-cell office:value-type="float" office:value="1914">
                <text:p>1914</text:p>
              </table:table-cell>
              <table:table-cell office:value-type="float" office:value="1915">
                <text:p>1915</text:p>
              </table:table-cell>
              <table:table-cell office:value-type="float" office:value="1916">
                <text:p>1916</text:p>
              </table:table-cell>
              <table:table-cell office:value-type="float" office:value="1917">
                <text:p>1917</text:p>
              </table:table-cell>
              <table:table-cell office:value-type="float" office:value="1918">
                <text:p>1918</text:p>
              </table:table-cell>
              <table:table-cell office:value-type="float" office:value="1919">
                <text:p>1919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1</text:p>
              </table:table-cell>
              <table:table-cell office:value-type="float" office:value="1922">
                <text:p>1922</text:p>
              </table:table-cell>
              <table:table-cell office:value-type="float" office:value="1923">
                <text:p>1923</text:p>
              </table:table-cell>
              <table:table-cell office:value-type="float" office:value="1924">
                <text:p>1924</text:p>
              </table:table-cell>
              <table:table-cell office:value-type="float" office:value="1925">
                <text:p>1925</text:p>
              </table:table-cell>
              <table:table-cell office:value-type="float" office:value="1926">
                <text:p>1926</text:p>
              </table:table-cell>
              <table:table-cell office:value-type="float" office:value="1927">
                <text:p>1927</text:p>
              </table:table-cell>
              <table:table-cell office:value-type="float" office:value="1928">
                <text:p>1928</text:p>
              </table:table-cell>
            </table:table-row>
          </table:table-header-rows>
          <table:table-rows>
            <table:table-row>
              <table:table-cell office:value-type="string">
                <text:p>World Income</text:p>
                <draw:g>
                  <svg:desc>lifeex_world.A4:lifeex_world.A4</svg:desc>
                </draw:g>
              </table:table-cell>
              <table:table-cell office:value-type="float" office:value="2637.91842607636">
                <text:p>2637.91842607636</text:p>
                <draw:g>
                  <svg:desc>lifeex_world.O4:lifeex_world.AD4</svg:desc>
                </draw:g>
              </table:table-cell>
              <table:table-cell office:value-type="float" office:value="2520.51110302287">
                <text:p>2520.51110302287</text:p>
              </table:table-cell>
              <table:table-cell office:value-type="float" office:value="2516.73654374944">
                <text:p>2516.73654374944</text:p>
              </table:table-cell>
              <table:table-cell office:value-type="float" office:value="2602.48679623585">
                <text:p>2602.48679623585</text:p>
              </table:table-cell>
              <table:table-cell office:value-type="float" office:value="2552.07756383836">
                <text:p>2552.07756383836</text:p>
              </table:table-cell>
              <table:table-cell office:value-type="float" office:value="2494.67292435436">
                <text:p>2494.67292435436</text:p>
              </table:table-cell>
              <table:table-cell office:value-type="float" office:value="2476.71657013165">
                <text:p>2476.71657013165</text:p>
              </table:table-cell>
              <table:table-cell office:value-type="float" office:value="2459.78718400529">
                <text:p>2459.78718400529</text:p>
              </table:table-cell>
              <table:table-cell office:value-type="float" office:value="2453.64050137978">
                <text:p>2453.64050137978</text:p>
              </table:table-cell>
              <table:table-cell office:value-type="float" office:value="2566.83476605491">
                <text:p>2566.83476605491</text:p>
              </table:table-cell>
              <table:table-cell office:value-type="float" office:value="2634.05211067406">
                <text:p>2634.05211067406</text:p>
              </table:table-cell>
              <table:table-cell office:value-type="float" office:value="2748.03367233199">
                <text:p>2748.03367233199</text:p>
              </table:table-cell>
              <table:table-cell office:value-type="float" office:value="2845.25488221495">
                <text:p>2845.25488221495</text:p>
              </table:table-cell>
              <table:table-cell office:value-type="float" office:value="2925.61564585636">
                <text:p>2925.61564585636</text:p>
              </table:table-cell>
              <table:table-cell office:value-type="float" office:value="2986.59713770701">
                <text:p>2986.59713770701</text:p>
              </table:table-cell>
              <table:table-cell office:value-type="float" office:value="3054.10683838385">
                <text:p>3054.10683838385</text:p>
              </table:table-cell>
            </table:table-row>
            <table:table-row>
              <table:table-cell office:value-type="string">
                <text:p>Kuwait Income</text:p>
                <draw:g>
                  <svg:desc>lifeex_world.A5:lifeex_world.A5</svg:desc>
                </draw:g>
              </table:table-cell>
              <table:table-cell office:value-type="float" office:value="2660">
                <text:p>2660</text:p>
                <draw:g>
                  <svg:desc>lifeex_world.O5:lifeex_world.AD5</svg:desc>
                </draw:g>
              </table:table-cell>
              <table:table-cell office:value-type="float" office:value="2590">
                <text:p>2590</text:p>
              </table:table-cell>
              <table:table-cell office:value-type="float" office:value="2520">
                <text:p>2520</text:p>
              </table:table-cell>
              <table:table-cell office:value-type="float" office:value="2450">
                <text:p>2450</text:p>
              </table:table-cell>
              <table:table-cell office:value-type="float" office:value="2380">
                <text:p>2380</text:p>
              </table:table-cell>
              <table:table-cell office:value-type="float" office:value="2320">
                <text:p>2320</text:p>
              </table:table-cell>
              <table:table-cell office:value-type="float" office:value="2340">
                <text:p>2340</text:p>
              </table:table-cell>
              <table:table-cell office:value-type="float" office:value="2350">
                <text:p>2350</text:p>
              </table:table-cell>
              <table:table-cell office:value-type="float" office:value="2370">
                <text:p>2370</text:p>
              </table:table-cell>
              <table:table-cell office:value-type="float" office:value="2340">
                <text:p>2340</text:p>
              </table:table-cell>
              <table:table-cell office:value-type="float" office:value="2320">
                <text:p>2320</text:p>
              </table:table-cell>
              <table:table-cell office:value-type="float" office:value="2300">
                <text:p>2300</text:p>
              </table:table-cell>
              <table:table-cell office:value-type="float" office:value="2280">
                <text:p>2280</text:p>
              </table:table-cell>
              <table:table-cell office:value-type="float" office:value="2260">
                <text:p>2260</text:p>
              </table:table-cell>
              <table:table-cell office:value-type="float" office:value="2240">
                <text:p>2240</text:p>
              </table:table-cell>
              <table:table-cell office:value-type="float" office:value="2210">
                <text:p>22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81cm" svg:y="3.952cm" style:legend-expansion="high" chart:style-name="ch2"/>
        <chart:plot-area chart:style-name="ch3" table:cell-range-address="lifeex_world.A1:lifeex_world.A1 lifeex_world.AC1:lifeex_world.AJ1 lifeex_world.A4:lifeex_world.A5 lifeex_world.AC4:lifeex_world.AJ5" chart:data-source-has-labels="both" svg:x="1.331cm" svg:y="0.18cm" svg:width="10.73cm" svg:height="7.659cm">
          <chartooo:coordinate-region svg:x="2.323cm" svg:y="0.379cm" svg:width="9.366cm" svg:height="6.813cm"/>
          <chart:axis chart:dimension="x" chart:name="primary-x" chart:style-name="ch4" chartooo:axis-type="auto">
            <chartooo:date-scale/>
            <chart:title svg:x="6.321cm" svg:y="8.019cm" chart:style-name="ch5">
              <text:p>Year</text:p>
            </chart:title>
            <chart:categories table:cell-range-address="lifeex_world.AC1:lifeex_world.AJ1"/>
            <chart:grid chart:style-name="ch6" chart:class="major"/>
          </chart:axis>
          <chart:axis chart:dimension="y" chart:name="primary-y" chart:style-name="ch4">
            <chart:title svg:x="0.451cm" svg:y="5.23cm" chart:style-name="ch7">
              <text:p>Average Income</text:p>
            </chart:title>
            <chart:grid chart:style-name="ch6" chart:class="major"/>
          </chart:axis>
          <chart:series chart:style-name="ch8" chart:values-cell-range-address="lifeex_world.AC4:lifeex_world.AJ4" chart:label-cell-address="lifeex_world.A4:lifeex_world.A4" chart:class="chart:line">
            <chart:data-point chart:repeated="8"/>
          </chart:series>
          <chart:series chart:style-name="ch9" chart:values-cell-range-address="lifeex_world.AC5:lifeex_world.AJ5" chart:label-cell-address="lifeex_world.A5:lifeex_world.A5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927">
                <text:p>1927</text:p>
                <draw:g>
                  <svg:desc>lifeex_world.AC1:lifeex_world.AJ1</svg:desc>
                </draw:g>
              </table:table-cell>
              <table:table-cell office:value-type="float" office:value="1928">
                <text:p>1928</text:p>
              </table:table-cell>
              <table:table-cell office:value-type="float" office:value="1929">
                <text:p>1929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1</text:p>
              </table:table-cell>
              <table:table-cell office:value-type="float" office:value="1932">
                <text:p>1932</text:p>
              </table:table-cell>
              <table:table-cell office:value-type="float" office:value="1933">
                <text:p>1933</text:p>
              </table:table-cell>
              <table:table-cell office:value-type="float" office:value="1934">
                <text:p>1934</text:p>
              </table:table-cell>
            </table:table-row>
          </table:table-header-rows>
          <table:table-rows>
            <table:table-row>
              <table:table-cell office:value-type="string">
                <text:p>World Income</text:p>
                <draw:g>
                  <svg:desc>lifeex_world.A4:lifeex_world.A4</svg:desc>
                </draw:g>
              </table:table-cell>
              <table:table-cell office:value-type="float" office:value="2986.59713770701">
                <text:p>2986.59713770701</text:p>
                <draw:g>
                  <svg:desc>lifeex_world.AC4:lifeex_world.AJ4</svg:desc>
                </draw:g>
              </table:table-cell>
              <table:table-cell office:value-type="float" office:value="3054.10683838385">
                <text:p>3054.10683838385</text:p>
              </table:table-cell>
              <table:table-cell office:value-type="float" office:value="3141.01679086813">
                <text:p>3141.01679086813</text:p>
              </table:table-cell>
              <table:table-cell office:value-type="float" office:value="3023.3027613576">
                <text:p>3023.3027613576</text:p>
              </table:table-cell>
              <table:table-cell office:value-type="float" office:value="2886.343821767">
                <text:p>2886.343821767</text:p>
              </table:table-cell>
              <table:table-cell office:value-type="float" office:value="2751.67765404024">
                <text:p>2751.67765404024</text:p>
              </table:table-cell>
              <table:table-cell office:value-type="float" office:value="2775.85471959314">
                <text:p>2775.85471959314</text:p>
              </table:table-cell>
              <table:table-cell office:value-type="float" office:value="2843.27093768998">
                <text:p>2843.27093768998</text:p>
              </table:table-cell>
            </table:table-row>
            <table:table-row>
              <table:table-cell office:value-type="string">
                <text:p>Kuwait Income</text:p>
                <draw:g>
                  <svg:desc>lifeex_world.A5:lifeex_world.A5</svg:desc>
                </draw:g>
              </table:table-cell>
              <table:table-cell office:value-type="float" office:value="2240">
                <text:p>2240</text:p>
                <draw:g>
                  <svg:desc>lifeex_world.AC5:lifeex_world.AJ5</svg:desc>
                </draw:g>
              </table:table-cell>
              <table:table-cell office:value-type="float" office:value="2210">
                <text:p>2210</text:p>
              </table:table-cell>
              <table:table-cell office:value-type="float" office:value="2030">
                <text:p>2030</text:p>
              </table:table-cell>
              <table:table-cell office:value-type="float" office:value="1860">
                <text:p>1860</text:p>
              </table:table-cell>
              <table:table-cell office:value-type="float" office:value="1710">
                <text:p>1710</text:p>
              </table:table-cell>
              <table:table-cell office:value-type="float" office:value="1570">
                <text:p>1570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04cm" svg:height="6.351cm" xlink:href=".." xlink:type="simple" chart:class="chart:line" chart:style-name="ch1">
        <chart:legend chart:legend-position="end" svg:x="7.685cm" svg:y="2.627cm" style:legend-expansion="high" chart:style-name="ch2"/>
        <chart:plot-area chart:style-name="ch3" table:cell-range-address="lifeex_world.A1:lifeex_world.A1 lifeex_world.AH1:lifeex_world.AW1 lifeex_world.A4:lifeex_world.A5 lifeex_world.AH4:lifeex_world.AW5" chart:data-source-has-labels="both" svg:x="1.237cm" svg:y="0.127cm" svg:width="6.222cm" svg:height="5.116cm">
          <chartooo:coordinate-region svg:x="2.229cm" svg:y="0.127cm" svg:width="5.23cm" svg:height="3.863cm"/>
          <chart:axis chart:dimension="x" chart:name="primary-x" chart:style-name="ch4" chartooo:axis-type="auto">
            <chartooo:date-scale/>
            <chart:title svg:x="3.973cm" svg:y="5.37cm" chart:style-name="ch5">
              <text:p>Year</text:p>
            </chart:title>
            <chart:categories table:cell-range-address="lifeex_world.AH1:lifeex_world.AW1"/>
            <chart:grid chart:style-name="ch6" chart:class="major"/>
          </chart:axis>
          <chart:axis chart:dimension="y" chart:name="primary-y" chart:style-name="ch4">
            <chart:title svg:x="0.451cm" svg:y="3.906cm" chart:style-name="ch7">
              <text:p>Average Income</text:p>
            </chart:title>
            <chart:grid chart:style-name="ch6" chart:class="major"/>
          </chart:axis>
          <chart:series chart:style-name="ch8" chart:values-cell-range-address="lifeex_world.AH4:lifeex_world.AW4" chart:label-cell-address="lifeex_world.A4:lifeex_world.A4" chart:class="chart:line">
            <chart:data-point chart:repeated="16"/>
          </chart:series>
          <chart:series chart:style-name="ch9" chart:values-cell-range-address="lifeex_world.AH5:lifeex_world.AW5" chart:label-cell-address="lifeex_world.A5:lifeex_world.A5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932">
                <text:p>1932</text:p>
                <draw:g>
                  <svg:desc>lifeex_world.AH1:lifeex_world.AW1</svg:desc>
                </draw:g>
              </table:table-cell>
              <table:table-cell office:value-type="float" office:value="1933">
                <text:p>1933</text:p>
              </table:table-cell>
              <table:table-cell office:value-type="float" office:value="1934">
                <text:p>1934</text:p>
              </table:table-cell>
              <table:table-cell office:value-type="float" office:value="1935">
                <text:p>1935</text:p>
              </table:table-cell>
              <table:table-cell office:value-type="float" office:value="1936">
                <text:p>1936</text:p>
              </table:table-cell>
              <table:table-cell office:value-type="float" office:value="1937">
                <text:p>1937</text:p>
              </table:table-cell>
              <table:table-cell office:value-type="float" office:value="1938">
                <text:p>1938</text:p>
              </table:table-cell>
              <table:table-cell office:value-type="float" office:value="1939">
                <text:p>1939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1</text:p>
              </table:table-cell>
              <table:table-cell office:value-type="float" office:value="1942">
                <text:p>1942</text:p>
              </table:table-cell>
              <table:table-cell office:value-type="float" office:value="1943">
                <text:p>1943</text:p>
              </table:table-cell>
              <table:table-cell office:value-type="float" office:value="1944">
                <text:p>1944</text:p>
              </table:table-cell>
              <table:table-cell office:value-type="float" office:value="1945">
                <text:p>1945</text:p>
              </table:table-cell>
              <table:table-cell office:value-type="float" office:value="1946">
                <text:p>1946</text:p>
              </table:table-cell>
              <table:table-cell office:value-type="float" office:value="1947">
                <text:p>1947</text:p>
              </table:table-cell>
            </table:table-row>
          </table:table-header-rows>
          <table:table-rows>
            <table:table-row>
              <table:table-cell office:value-type="string">
                <text:p>World Income</text:p>
                <draw:g>
                  <svg:desc>lifeex_world.A4:lifeex_world.A4</svg:desc>
                </draw:g>
              </table:table-cell>
              <table:table-cell office:value-type="float" office:value="2751.67765404024">
                <text:p>2751.67765404024</text:p>
                <draw:g>
                  <svg:desc>lifeex_world.AH4:lifeex_world.AW4</svg:desc>
                </draw:g>
              </table:table-cell>
              <table:table-cell office:value-type="float" office:value="2775.85471959314">
                <text:p>2775.85471959314</text:p>
              </table:table-cell>
              <table:table-cell office:value-type="float" office:value="2843.27093768998">
                <text:p>2843.27093768998</text:p>
              </table:table-cell>
              <table:table-cell office:value-type="float" office:value="2965.16206334002">
                <text:p>2965.16206334002</text:p>
              </table:table-cell>
              <table:table-cell office:value-type="float" office:value="3133.78954189303">
                <text:p>3133.78954189303</text:p>
              </table:table-cell>
              <table:table-cell office:value-type="float" office:value="3226.34259625292">
                <text:p>3226.34259625292</text:p>
              </table:table-cell>
              <table:table-cell office:value-type="float" office:value="3219.68397998544">
                <text:p>3219.68397998544</text:p>
              </table:table-cell>
              <table:table-cell office:value-type="float" office:value="3340.5770523064">
                <text:p>3340.5770523064</text:p>
              </table:table-cell>
              <table:table-cell office:value-type="float" office:value="3325.15444808746">
                <text:p>3325.15444808746</text:p>
              </table:table-cell>
              <table:table-cell office:value-type="float" office:value="3453.26116399902">
                <text:p>3453.26116399902</text:p>
              </table:table-cell>
              <table:table-cell office:value-type="float" office:value="3561.7357796188">
                <text:p>3561.7357796188</text:p>
              </table:table-cell>
              <table:table-cell office:value-type="float" office:value="3711.18506862447">
                <text:p>3711.18506862447</text:p>
              </table:table-cell>
              <table:table-cell office:value-type="float" office:value="3704.95413897103">
                <text:p>3704.95413897103</text:p>
              </table:table-cell>
              <table:table-cell office:value-type="float" office:value="3422.67982862691">
                <text:p>3422.67982862691</text:p>
              </table:table-cell>
              <table:table-cell office:value-type="float" office:value="3151.693570597">
                <text:p>3151.693570597</text:p>
              </table:table-cell>
              <table:table-cell office:value-type="float" office:value="3228.79515125551">
                <text:p>3228.79515125551</text:p>
              </table:table-cell>
            </table:table-row>
            <table:table-row>
              <table:table-cell office:value-type="string">
                <text:p>Kuwait Income</text:p>
                <draw:g>
                  <svg:desc>lifeex_world.A5:lifeex_world.A5</svg:desc>
                </draw:g>
              </table:table-cell>
              <table:table-cell office:value-type="float" office:value="1570">
                <text:p>1570</text:p>
                <draw:g>
                  <svg:desc>lifeex_world.AH5:lifeex_world.AW5</svg:desc>
                </draw:g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480">
                <text:p>1480</text:p>
              </table:table-cell>
              <table:table-cell office:value-type="float" office:value="1490">
                <text:p>1490</text:p>
              </table:table-cell>
              <table:table-cell office:value-type="float" office:value="1500">
                <text:p>1500</text:p>
              </table:table-cell>
              <table:table-cell office:value-type="float" office:value="1520">
                <text:p>1520</text:p>
              </table:table-cell>
              <table:table-cell office:value-type="float" office:value="1530">
                <text:p>1530</text:p>
              </table:table-cell>
              <table:table-cell office:value-type="float" office:value="1540">
                <text:p>1540</text:p>
              </table:table-cell>
              <table:table-cell office:value-type="float" office:value="1560">
                <text:p>1560</text:p>
              </table:table-cell>
              <table:table-cell office:value-type="float" office:value="1570">
                <text:p>1570</text:p>
              </table:table-cell>
              <table:table-cell office:value-type="float" office:value="1590">
                <text:p>1590</text:p>
              </table:table-cell>
              <table:table-cell office:value-type="float" office:value="1600">
                <text:p>1600</text:p>
              </table:table-cell>
              <table:table-cell office:value-type="float" office:value="1620">
                <text:p>1620</text:p>
              </table:table-cell>
              <table:table-cell office:value-type="float" office:value="2080">
                <text:p>20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79cm" svg:height="6.351cm" xlink:href=".." xlink:type="simple" chart:class="chart:line" chart:style-name="ch1">
        <chart:legend chart:legend-position="end" svg:x="7.66cm" svg:y="2.627cm" style:legend-expansion="high" chart:style-name="ch2"/>
        <chart:plot-area chart:style-name="ch3" table:cell-range-address="lifeex_world.AU1:lifeex_world.BV1 lifeex_world.A4:lifeex_world.A5 lifeex_world.AU4:lifeex_world.BV5" chart:data-source-has-labels="both" svg:x="1.236cm" svg:y="0.127cm" svg:width="6.199cm" svg:height="5.116cm">
          <chartooo:coordinate-region svg:x="2.413cm" svg:y="0.326cm" svg:width="5.022cm" svg:height="3.863cm"/>
          <chart:axis chart:dimension="x" chart:name="primary-x" chart:style-name="ch4" chartooo:axis-type="auto">
            <chartooo:date-scale/>
            <chart:title svg:x="3.96cm" svg:y="5.37cm" chart:style-name="ch5">
              <text:p>Year</text:p>
            </chart:title>
            <chart:categories table:cell-range-address="lifeex_world.AU1:lifeex_world.BV1"/>
            <chart:grid chart:style-name="ch6" chart:class="major"/>
          </chart:axis>
          <chart:axis chart:dimension="y" chart:name="primary-y" chart:style-name="ch7">
            <chart:title svg:x="0.451cm" svg:y="3.906cm" chart:style-name="ch8">
              <text:p>Average Income</text:p>
            </chart:title>
            <chart:grid chart:style-name="ch6" chart:class="major"/>
          </chart:axis>
          <chart:series chart:style-name="ch9" chart:values-cell-range-address="lifeex_world.AU4:lifeex_world.BV4" chart:label-cell-address="lifeex_world.A4:lifeex_world.A4" chart:class="chart:line">
            <chart:data-point chart:repeated="28"/>
          </chart:series>
          <chart:series chart:style-name="ch10" chart:values-cell-range-address="lifeex_world.AU5:lifeex_world.BV5" chart:label-cell-address="lifeex_world.A5:lifeex_world.A5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float" office:value="1945">
                <text:p>1945</text:p>
                <draw:g>
                  <svg:desc>lifeex_world.AU1:lifeex_world.BV1</svg:desc>
                </draw:g>
              </table:table-cell>
              <table:table-cell office:value-type="float" office:value="1946">
                <text:p>1946</text:p>
              </table:table-cell>
              <table:table-cell office:value-type="float" office:value="1947">
                <text:p>1947</text:p>
              </table:table-cell>
              <table:table-cell office:value-type="float" office:value="1948">
                <text:p>1948</text:p>
              </table:table-cell>
              <table:table-cell office:value-type="float" office:value="1949">
                <text:p>1949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1</text:p>
              </table:table-cell>
              <table:table-cell office:value-type="float" office:value="1952">
                <text:p>1952</text:p>
              </table:table-cell>
              <table:table-cell office:value-type="float" office:value="1953">
                <text:p>1953</text:p>
              </table:table-cell>
              <table:table-cell office:value-type="float" office:value="1954">
                <text:p>1954</text:p>
              </table:table-cell>
              <table:table-cell office:value-type="float" office:value="1955">
                <text:p>1955</text:p>
              </table:table-cell>
              <table:table-cell office:value-type="float" office:value="1956">
                <text:p>1956</text:p>
              </table:table-cell>
              <table:table-cell office:value-type="float" office:value="1957">
                <text:p>1957</text:p>
              </table:table-cell>
              <table:table-cell office:value-type="float" office:value="1958">
                <text:p>1958</text:p>
              </table:table-cell>
              <table:table-cell office:value-type="float" office:value="1959">
                <text:p>1959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1</text:p>
              </table:table-cell>
              <table:table-cell office:value-type="float" office:value="1962">
                <text:p>1962</text:p>
              </table:table-cell>
              <table:table-cell office:value-type="float" office:value="1963">
                <text:p>1963</text:p>
              </table:table-cell>
              <table:table-cell office:value-type="float" office:value="1964">
                <text:p>1964</text:p>
              </table:table-cell>
              <table:table-cell office:value-type="float" office:value="1965">
                <text:p>1965</text:p>
              </table:table-cell>
              <table:table-cell office:value-type="float" office:value="1966">
                <text:p>1966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1</text:p>
              </table:table-cell>
              <table:table-cell office:value-type="float" office:value="1972">
                <text:p>1972</text:p>
              </table:table-cell>
            </table:table-row>
          </table:table-header-rows>
          <table:table-rows>
            <table:table-row>
              <table:table-cell office:value-type="string">
                <text:p>World Income</text:p>
                <draw:g>
                  <svg:desc>lifeex_world.A4:lifeex_world.A4</svg:desc>
                </draw:g>
              </table:table-cell>
              <table:table-cell office:value-type="float" office:value="3422.67982862691">
                <text:p>3422.67982862691</text:p>
                <draw:g>
                  <svg:desc>lifeex_world.AU4:lifeex_world.BV4</svg:desc>
                </draw:g>
              </table:table-cell>
              <table:table-cell office:value-type="float" office:value="3151.693570597">
                <text:p>3151.693570597</text:p>
              </table:table-cell>
              <table:table-cell office:value-type="float" office:value="3228.79515125551">
                <text:p>3228.79515125551</text:p>
              </table:table-cell>
              <table:table-cell office:value-type="float" office:value="3386.51230831586">
                <text:p>3386.51230831586</text:p>
              </table:table-cell>
              <table:table-cell office:value-type="float" office:value="3485.89089801957">
                <text:p>3485.89089801957</text:p>
              </table:table-cell>
              <table:table-cell office:value-type="float" office:value="3682.70899724314">
                <text:p>3682.70899724314</text:p>
              </table:table-cell>
              <table:table-cell office:value-type="float" office:value="3810.69484554457">
                <text:p>3810.69484554457</text:p>
              </table:table-cell>
              <table:table-cell office:value-type="float" office:value="3903.0573750116">
                <text:p>3903.0573750116</text:p>
              </table:table-cell>
              <table:table-cell office:value-type="float" office:value="4035.53272639514">
                <text:p>4035.53272639514</text:p>
              </table:table-cell>
              <table:table-cell office:value-type="float" office:value="4104.48636009654">
                <text:p>4104.48636009654</text:p>
              </table:table-cell>
              <table:table-cell office:value-type="float" office:value="4286.26787329536">
                <text:p>4286.26787329536</text:p>
              </table:table-cell>
              <table:table-cell office:value-type="float" office:value="4404.2999647212">
                <text:p>4404.2999647212</text:p>
              </table:table-cell>
              <table:table-cell office:value-type="float" office:value="4500.8983517774">
                <text:p>4500.8983517774</text:p>
              </table:table-cell>
              <table:table-cell office:value-type="float" office:value="4579.17849561976">
                <text:p>4579.17849561976</text:p>
              </table:table-cell>
              <table:table-cell office:value-type="float" office:value="4699.64904516341">
                <text:p>4699.64904516341</text:p>
              </table:table-cell>
              <table:table-cell office:value-type="float" office:value="4877.16885696318">
                <text:p>4877.16885696318</text:p>
              </table:table-cell>
              <table:table-cell office:value-type="float" office:value="4921.86792138588">
                <text:p>4921.86792138588</text:p>
              </table:table-cell>
              <table:table-cell office:value-type="float" office:value="5044.83107727033">
                <text:p>5044.83107727033</text:p>
              </table:table-cell>
              <table:table-cell office:value-type="float" office:value="5157.24330723822">
                <text:p>5157.24330723822</text:p>
              </table:table-cell>
              <table:table-cell office:value-type="float" office:value="5426.68244750019">
                <text:p>5426.68244750019</text:p>
              </table:table-cell>
              <table:table-cell office:value-type="float" office:value="5602.14971024933">
                <text:p>5602.14971024933</text:p>
              </table:table-cell>
              <table:table-cell office:value-type="float" office:value="5788.02838722128">
                <text:p>5788.02838722128</text:p>
              </table:table-cell>
              <table:table-cell office:value-type="float" office:value="5870.29738935343">
                <text:p>5870.29738935343</text:p>
              </table:table-cell>
              <table:table-cell office:value-type="float" office:value="6074.9777943293">
                <text:p>6074.9777943293</text:p>
              </table:table-cell>
              <table:table-cell office:value-type="float" office:value="6280.78768493913">
                <text:p>6280.78768493913</text:p>
              </table:table-cell>
              <table:table-cell office:value-type="float" office:value="6565.16223240132">
                <text:p>6565.16223240132</text:p>
              </table:table-cell>
              <table:table-cell office:value-type="float" office:value="6710.37466701386">
                <text:p>6710.37466701386</text:p>
              </table:table-cell>
              <table:table-cell office:value-type="float" office:value="6896.39878283925">
                <text:p>6896.39878283925</text:p>
              </table:table-cell>
            </table:table-row>
            <table:table-row>
              <table:table-cell office:value-type="string">
                <text:p>Kuwait Income</text:p>
                <draw:g>
                  <svg:desc>lifeex_world.A5:lifeex_world.A5</svg:desc>
                </draw:g>
              </table:table-cell>
              <table:table-cell office:value-type="float" office:value="1600">
                <text:p>1600</text:p>
                <draw:g>
                  <svg:desc>lifeex_world.AU5:lifeex_world.BV5</svg:desc>
                </draw:g>
              </table:table-cell>
              <table:table-cell office:value-type="float" office:value="1620">
                <text:p>1620</text:p>
              </table:table-cell>
              <table:table-cell office:value-type="float" office:value="2080">
                <text:p>2080</text:p>
              </table:table-cell>
              <table:table-cell office:value-type="float" office:value="2680">
                <text:p>2680</text:p>
              </table:table-cell>
              <table:table-cell office:value-type="float" office:value="3440">
                <text:p>3440</text:p>
              </table:table-cell>
              <table:table-cell office:value-type="float" office:value="4430">
                <text:p>4430</text:p>
              </table:table-cell>
              <table:table-cell office:value-type="float" office:value="5710">
                <text:p>5710</text:p>
              </table:table-cell>
              <table:table-cell office:value-type="float" office:value="7340">
                <text:p>7340</text:p>
              </table:table-cell>
              <table:table-cell office:value-type="float" office:value="9450">
                <text:p>9450</text:p>
              </table:table-cell>
              <table:table-cell office:value-type="float" office:value="10500">
                <text:p>10500</text:p>
              </table:table-cell>
              <table:table-cell office:value-type="float" office:value="11600">
                <text:p>11600</text:p>
              </table:table-cell>
              <table:table-cell office:value-type="float" office:value="12800">
                <text:p>12800</text:p>
              </table:table-cell>
              <table:table-cell office:value-type="float" office:value="14200">
                <text:p>14200</text:p>
              </table:table-cell>
              <table:table-cell office:value-type="float" office:value="15700">
                <text:p>15700</text:p>
              </table:table-cell>
              <table:table-cell office:value-type="float" office:value="17400">
                <text:p>17400</text:p>
              </table:table-cell>
              <table:table-cell office:value-type="float" office:value="19300">
                <text:p>19300</text:p>
              </table:table-cell>
              <table:table-cell office:value-type="float" office:value="21400">
                <text:p>21400</text:p>
              </table:table-cell>
              <table:table-cell office:value-type="float" office:value="23700">
                <text:p>23700</text:p>
              </table:table-cell>
              <table:table-cell office:value-type="float" office:value="26200">
                <text:p>26200</text:p>
              </table:table-cell>
              <table:table-cell office:value-type="float" office:value="29000">
                <text:p>29000</text:p>
              </table:table-cell>
              <table:table-cell office:value-type="float" office:value="32100">
                <text:p>32100</text:p>
              </table:table-cell>
              <table:table-cell office:value-type="float" office:value="35600">
                <text:p>35600</text:p>
              </table:table-cell>
              <table:table-cell office:value-type="float" office:value="39400">
                <text:p>39400</text:p>
              </table:table-cell>
              <table:table-cell office:value-type="float" office:value="43600">
                <text:p>43600</text:p>
              </table:table-cell>
              <table:table-cell office:value-type="float" office:value="48300">
                <text:p>48300</text:p>
              </table:table-cell>
              <table:table-cell office:value-type="float" office:value="53400">
                <text:p>53400</text:p>
              </table:table-cell>
              <table:table-cell office:value-type="float" office:value="62900">
                <text:p>62900</text:p>
              </table:table-cell>
              <table:table-cell office:value-type="float" office:value="61700">
                <text:p>617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79cm" svg:height="6.351cm" xlink:href=".." xlink:type="simple" chart:class="chart:line" chart:style-name="ch1">
        <chart:legend chart:legend-position="end" svg:x="7.66cm" svg:y="2.627cm" style:legend-expansion="high" chart:style-name="ch2"/>
        <chart:plot-area chart:style-name="ch3" table:cell-range-address="lifeex_world.BT1:lifeex_world.CP1 lifeex_world.A4:lifeex_world.A5 lifeex_world.BT4:lifeex_world.CP5" chart:data-source-has-labels="both" svg:x="1.236cm" svg:y="0.127cm" svg:width="6.199cm" svg:height="5.116cm">
          <chartooo:coordinate-region svg:x="2.598cm" svg:y="0.127cm" svg:width="4.837cm" svg:height="3.863cm"/>
          <chart:axis chart:dimension="x" chart:name="primary-x" chart:style-name="ch4" chartooo:axis-type="auto">
            <chartooo:date-scale/>
            <chart:title svg:x="3.96cm" svg:y="5.37cm" chart:style-name="ch5">
              <text:p>Year</text:p>
            </chart:title>
            <chart:categories table:cell-range-address="lifeex_world.BT1:lifeex_world.CP1"/>
          </chart:axis>
          <chart:axis chart:dimension="y" chart:name="primary-y" chart:style-name="ch4">
            <chart:title svg:x="0.451cm" svg:y="3.906cm" chart:style-name="ch6">
              <text:p>Average Income</text:p>
            </chart:title>
            <chart:grid chart:style-name="ch7" chart:class="major"/>
          </chart:axis>
          <chart:series chart:style-name="ch8" chart:values-cell-range-address="lifeex_world.BT4:lifeex_world.CP4" chart:label-cell-address="lifeex_world.A4:lifeex_world.A4" chart:class="chart:line">
            <chart:data-point chart:repeated="23"/>
          </chart:series>
          <chart:series chart:style-name="ch9" chart:values-cell-range-address="lifeex_world.BT5:lifeex_world.CP5" chart:label-cell-address="lifeex_world.A5:lifeex_world.A5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970">
                <text:p>1970</text:p>
                <draw:g>
                  <svg:desc>lifeex_world.BT1:lifeex_world.CP1</svg:desc>
                </draw:g>
              </table:table-cell>
              <table:table-cell office:value-type="float" office:value="1971">
                <text:p>1971</text:p>
              </table:table-cell>
              <table:table-cell office:value-type="float" office:value="1972">
                <text:p>1972</text:p>
              </table:table-cell>
              <table:table-cell office:value-type="float" office:value="1973">
                <text:p>1973</text:p>
              </table:table-cell>
              <table:table-cell office:value-type="float" office:value="1974">
                <text:p>1974</text:p>
              </table:table-cell>
              <table:table-cell office:value-type="float" office:value="1975">
                <text:p>1975</text:p>
              </table:table-cell>
              <table:table-cell office:value-type="float" office:value="1976">
                <text:p>1976</text:p>
              </table:table-cell>
              <table:table-cell office:value-type="float" office:value="1977">
                <text:p>1977</text:p>
              </table:table-cell>
              <table:table-cell office:value-type="float" office:value="1978">
                <text:p>1978</text:p>
              </table:table-cell>
              <table:table-cell office:value-type="float" office:value="1979">
                <text:p>1979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6">
                <text:p>1986</text:p>
              </table:table-cell>
              <table:table-cell office:value-type="float" office:value="1987">
                <text:p>1987</text:p>
              </table:table-cell>
              <table:table-cell office:value-type="float" office:value="1988">
                <text:p>1988</text:p>
              </table:table-cell>
              <table:table-cell office:value-type="float" office:value="1989">
                <text:p>1989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</table:table-row>
          </table:table-header-rows>
          <table:table-rows>
            <table:table-row>
              <table:table-cell office:value-type="string">
                <text:p>World Income</text:p>
                <draw:g>
                  <svg:desc>lifeex_world.A4:lifeex_world.A4</svg:desc>
                </draw:g>
              </table:table-cell>
              <table:table-cell office:value-type="float" office:value="6565.16223240132">
                <text:p>6565.16223240132</text:p>
                <draw:g>
                  <svg:desc>lifeex_world.BT4:lifeex_world.CP4</svg:desc>
                </draw:g>
              </table:table-cell>
              <table:table-cell office:value-type="float" office:value="6710.37466701386">
                <text:p>6710.37466701386</text:p>
              </table:table-cell>
              <table:table-cell office:value-type="float" office:value="6896.39878283925">
                <text:p>6896.39878283925</text:p>
              </table:table-cell>
              <table:table-cell office:value-type="float" office:value="7225.3383647495">
                <text:p>7225.3383647495</text:p>
              </table:table-cell>
              <table:table-cell office:value-type="float" office:value="7362.13305284992">
                <text:p>7362.13305284992</text:p>
              </table:table-cell>
              <table:table-cell office:value-type="float" office:value="7299.84626380418">
                <text:p>7299.84626380418</text:p>
              </table:table-cell>
              <table:table-cell office:value-type="float" office:value="7572.78983819691">
                <text:p>7572.78983819691</text:p>
              </table:table-cell>
              <table:table-cell office:value-type="float" office:value="7717.04168728567">
                <text:p>7717.04168728567</text:p>
              </table:table-cell>
              <table:table-cell office:value-type="float" office:value="7885.08490157682">
                <text:p>7885.08490157682</text:p>
              </table:table-cell>
              <table:table-cell office:value-type="float" office:value="8029.66168610687">
                <text:p>8029.66168610687</text:p>
              </table:table-cell>
              <table:table-cell office:value-type="float" office:value="8058.69892625755">
                <text:p>8058.69892625755</text:p>
              </table:table-cell>
              <table:table-cell office:value-type="float" office:value="8041.82494078343">
                <text:p>8041.82494078343</text:p>
              </table:table-cell>
              <table:table-cell office:value-type="float" office:value="7962.25981530352">
                <text:p>7962.25981530352</text:p>
              </table:table-cell>
              <table:table-cell office:value-type="float" office:value="8016.2172349621">
                <text:p>8016.2172349621</text:p>
              </table:table-cell>
              <table:table-cell office:value-type="float" office:value="8242.85544283209">
                <text:p>8242.85544283209</text:p>
              </table:table-cell>
              <table:table-cell office:value-type="float" office:value="8352.35524231656">
                <text:p>8352.35524231656</text:p>
              </table:table-cell>
              <table:table-cell office:value-type="float" office:value="8453.3209480453">
                <text:p>8453.3209480453</text:p>
              </table:table-cell>
              <table:table-cell office:value-type="float" office:value="8569.17295275545">
                <text:p>8569.17295275545</text:p>
              </table:table-cell>
              <table:table-cell office:value-type="float" office:value="8740.91468758981">
                <text:p>8740.91468758981</text:p>
              </table:table-cell>
              <table:table-cell office:value-type="float" office:value="8837.0853504251">
                <text:p>8837.0853504251</text:p>
              </table:table-cell>
              <table:table-cell office:value-type="float" office:value="8874.62719446429">
                <text:p>8874.62719446429</text:p>
              </table:table-cell>
              <table:table-cell office:value-type="float" office:value="8812.89602997494">
                <text:p>8812.89602997494</text:p>
              </table:table-cell>
              <table:table-cell office:value-type="float" office:value="8796.32137552881">
                <text:p>8796.32137552881</text:p>
              </table:table-cell>
            </table:table-row>
            <table:table-row>
              <table:table-cell office:value-type="string">
                <text:p>Kuwait Income</text:p>
                <draw:g>
                  <svg:desc>lifeex_world.A5:lifeex_world.A5</svg:desc>
                </draw:g>
              </table:table-cell>
              <table:table-cell office:value-type="float" office:value="53400">
                <text:p>53400</text:p>
                <draw:g>
                  <svg:desc>lifeex_world.BT5:lifeex_world.CP5</svg:desc>
                </draw:g>
              </table:table-cell>
              <table:table-cell office:value-type="float" office:value="62900">
                <text:p>62900</text:p>
              </table:table-cell>
              <table:table-cell office:value-type="float" office:value="61700">
                <text:p>61700</text:p>
              </table:table-cell>
              <table:table-cell office:value-type="float" office:value="58700">
                <text:p>58700</text:p>
              </table:table-cell>
              <table:table-cell office:value-type="float" office:value="114000">
                <text:p>114000</text:p>
              </table:table-cell>
              <table:table-cell office:value-type="float" office:value="90700">
                <text:p>90700</text:p>
              </table:table-cell>
              <table:table-cell office:value-type="float" office:value="91300">
                <text:p>91300</text:p>
              </table:table-cell>
              <table:table-cell office:value-type="float" office:value="86900">
                <text:p>86900</text:p>
              </table:table-cell>
              <table:table-cell office:value-type="float" office:value="80100">
                <text:p>80100</text:p>
              </table:table-cell>
              <table:table-cell office:value-type="float" office:value="108000">
                <text:p>108000</text:p>
              </table:table-cell>
              <table:table-cell office:value-type="float" office:value="107000">
                <text:p>107000</text:p>
              </table:table-cell>
              <table:table-cell office:value-type="float" office:value="84400">
                <text:p>84400</text:p>
              </table:table-cell>
              <table:table-cell office:value-type="float" office:value="66800">
                <text:p>66800</text:p>
              </table:table-cell>
              <table:table-cell office:value-type="float" office:value="64300">
                <text:p>64300</text:p>
              </table:table-cell>
              <table:table-cell office:value-type="float" office:value="62700">
                <text:p>62700</text:p>
              </table:table-cell>
              <table:table-cell office:value-type="float" office:value="57300">
                <text:p>57300</text:p>
              </table:table-cell>
              <table:table-cell office:value-type="float" office:value="42200">
                <text:p>42200</text:p>
              </table:table-cell>
              <table:table-cell office:value-type="float" office:value="47300">
                <text:p>47300</text:p>
              </table:table-cell>
              <table:table-cell office:value-type="float" office:value="40200">
                <text:p>40200</text:p>
              </table:table-cell>
              <table:table-cell office:value-type="float" office:value="45700">
                <text:p>45700</text:p>
              </table:table-cell>
              <table:table-cell office:value-type="float" office:value="37000">
                <text:p>37000</text:p>
              </table:table-cell>
              <table:table-cell office:value-type="float" office:value="18500">
                <text:p>18500</text:p>
              </table:table-cell>
              <table:table-cell office:value-type="float" office:value="50200">
                <text:p>50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